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6.9375in" fo:margin-left="0in" table:align="left"/>
    </style:style>
    <style:style style:name="Tabela1.A" style:family="table-column">
      <style:table-column-properties style:column-width="1.0264in"/>
    </style:style>
    <style:style style:name="Tabela1.B" style:family="table-column">
      <style:table-column-properties style:column-width="1.0118in"/>
    </style:style>
    <style:style style:name="Tabela1.C" style:family="table-column">
      <style:table-column-properties style:column-width="1.2174in"/>
    </style:style>
    <style:style style:name="Tabela1.D" style:family="table-column">
      <style:table-column-properties style:column-width="2.9715in"/>
    </style:style>
    <style:style style:name="Tabela1.E" style:family="table-column">
      <style:table-column-properties style:column-width="0.7104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E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9.4271in" fo:margin-left="0in" table:align="left"/>
    </style:style>
    <style:style style:name="Tabela2.A" style:family="table-column">
      <style:table-column-properties style:column-width="1.25in"/>
    </style:style>
    <style:style style:name="Tabela2.D" style:family="table-column">
      <style:table-column-properties style:column-width="1.3451in"/>
    </style:style>
    <style:style style:name="Tabela2.E" style:family="table-column">
      <style:table-column-properties style:column-width="4.3319in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E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9.4271in" fo:margin-left="0in" table:align="left"/>
    </style:style>
    <style:style style:name="Tabela3.A" style:family="table-column">
      <style:table-column-properties style:column-width="1.25in"/>
    </style:style>
    <style:style style:name="Tabela3.D" style:family="table-column">
      <style:table-column-properties style:column-width="1.3451in"/>
    </style:style>
    <style:style style:name="Tabela3.E" style:family="table-column">
      <style:table-column-properties style:column-width="4.3319in"/>
    </style:style>
    <style:style style:name="Tabela3.1" style:family="table-row">
      <style:table-row-properties fo:keep-together="always"/>
    </style:style>
    <style:style style:name="Tabe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E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9.4271in" fo:margin-left="0in" table:align="left"/>
    </style:style>
    <style:style style:name="Tabela4.A" style:family="table-column">
      <style:table-column-properties style:column-width="1.25in"/>
    </style:style>
    <style:style style:name="Tabela4.B" style:family="table-column">
      <style:table-column-properties style:column-width="1.75in"/>
    </style:style>
    <style:style style:name="Tabela4.C" style:family="table-column">
      <style:table-column-properties style:column-width="1in"/>
    </style:style>
    <style:style style:name="Tabela4.D" style:family="table-column">
      <style:table-column-properties style:column-width="1.0951in"/>
    </style:style>
    <style:style style:name="Tabela4.E" style:family="table-column">
      <style:table-column-properties style:column-width="4.3319in"/>
    </style:style>
    <style:style style:name="Tabela4.1" style:family="table-row">
      <style:table-row-properties fo:keep-together="always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E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9.4271in" fo:margin-left="0in" table:align="left"/>
    </style:style>
    <style:style style:name="Tabela5.A" style:family="table-column">
      <style:table-column-properties style:column-width="1.8125in"/>
    </style:style>
    <style:style style:name="Tabela5.B" style:family="table-column">
      <style:table-column-properties style:column-width="7.6146in"/>
    </style:style>
    <style:style style:name="Tabela5.1" style:family="table-row">
      <style:table-row-properties fo:keep-together="always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B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9.4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9.4252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9.4252in" style:type="right" style:leader-style="dotted" style:leader-text="."/>
        </style:tab-stops>
      </style:paragraph-properties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72016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afad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e4999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3963e8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3b10df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3ecf80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0541e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195ae"/>
    </style:style>
    <style:style style:name="P12" style:family="paragraph" style:parent-style-name="Standard">
      <style:paragraph-properties fo:text-align="start" style:justify-single-word="false"/>
      <style:text-properties officeooo:paragraph-rsid="00067cb8"/>
    </style:style>
    <style:style style:name="P13" style:family="paragraph" style:parent-style-name="Standard">
      <style:paragraph-properties fo:text-align="start" style:justify-single-word="false"/>
      <style:text-properties officeooo:paragraph-rsid="0010f54d"/>
    </style:style>
    <style:style style:name="P14" style:family="paragraph" style:parent-style-name="Standard">
      <style:paragraph-properties fo:text-align="start" style:justify-single-word="false"/>
      <style:text-properties officeooo:paragraph-rsid="0012dfb7"/>
    </style:style>
    <style:style style:name="P15" style:family="paragraph" style:parent-style-name="Standard">
      <style:paragraph-properties fo:text-align="start" style:justify-single-word="false"/>
      <style:text-properties officeooo:paragraph-rsid="00150a7d"/>
    </style:style>
    <style:style style:name="P16" style:family="paragraph" style:parent-style-name="Standard">
      <style:paragraph-properties fo:text-align="start" style:justify-single-word="false"/>
      <style:text-properties officeooo:paragraph-rsid="0040541e"/>
    </style:style>
    <style:style style:name="P17" style:family="paragraph" style:parent-style-name="Standard">
      <style:paragraph-properties fo:text-align="start" style:justify-single-word="false"/>
      <style:text-properties officeooo:paragraph-rsid="004c92fd"/>
    </style:style>
    <style:style style:name="P18" style:family="paragraph" style:parent-style-name="Standard">
      <style:paragraph-properties fo:text-align="start" style:justify-single-word="false"/>
      <style:text-properties officeooo:paragraph-rsid="005c3717"/>
    </style:style>
    <style:style style:name="P19" style:family="paragraph" style:parent-style-name="Standard">
      <style:paragraph-properties fo:text-align="start" style:justify-single-word="false"/>
      <style:text-properties officeooo:rsid="00072016" officeooo:paragraph-rsid="000e4999"/>
    </style:style>
    <style:style style:name="P20" style:family="paragraph" style:parent-style-name="Standard">
      <style:paragraph-properties fo:text-align="start" style:justify-single-word="false"/>
      <style:text-properties officeooo:rsid="000e4999" officeooo:paragraph-rsid="000f1c82"/>
    </style:style>
    <style:style style:name="P21" style:family="paragraph" style:parent-style-name="Standard">
      <style:paragraph-properties fo:text-align="start" style:justify-single-word="false"/>
      <style:text-properties officeooo:rsid="000e4999" officeooo:paragraph-rsid="00106d3a"/>
    </style:style>
    <style:style style:name="P22" style:family="paragraph" style:parent-style-name="Standard">
      <style:paragraph-properties fo:text-align="start" style:justify-single-word="false"/>
      <style:text-properties officeooo:rsid="000e4999" officeooo:paragraph-rsid="0010f54d"/>
    </style:style>
    <style:style style:name="P23" style:family="paragraph" style:parent-style-name="Standard">
      <style:paragraph-properties fo:text-align="start" style:justify-single-word="false"/>
      <style:text-properties officeooo:rsid="000e4999" officeooo:paragraph-rsid="001dd9aa"/>
    </style:style>
    <style:style style:name="P24" style:family="paragraph" style:parent-style-name="Standard">
      <style:paragraph-properties fo:text-align="start" style:justify-single-word="false"/>
      <style:text-properties officeooo:rsid="0015d8a4" officeooo:paragraph-rsid="0015d8a4"/>
    </style:style>
    <style:style style:name="P25" style:family="paragraph" style:parent-style-name="Standard">
      <style:paragraph-properties fo:text-align="start" style:justify-single-word="false"/>
      <style:text-properties fo:font-weight="bold" officeooo:rsid="0024b870" officeooo:paragraph-rsid="0024b87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59d0c" officeooo:paragraph-rsid="00259d0c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bold" officeooo:rsid="0060133a" officeooo:paragraph-rsid="0060133a" style:font-weight-asian="bold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bold" officeooo:paragraph-rsid="0060133a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18491d" officeooo:paragraph-rsid="0018491d"/>
    </style:style>
    <style:style style:name="P30" style:family="paragraph" style:parent-style-name="Standard">
      <style:paragraph-properties fo:text-align="start" style:justify-single-word="false"/>
      <style:text-properties officeooo:rsid="001d8915" officeooo:paragraph-rsid="001d8915"/>
    </style:style>
    <style:style style:name="P31" style:family="paragraph" style:parent-style-name="Standard">
      <style:paragraph-properties fo:text-align="start" style:justify-single-word="false"/>
      <style:text-properties officeooo:rsid="0024b870" officeooo:paragraph-rsid="0024b870"/>
    </style:style>
    <style:style style:name="P32" style:family="paragraph" style:parent-style-name="Standard">
      <style:paragraph-properties fo:text-align="start" style:justify-single-word="false"/>
      <style:text-properties officeooo:rsid="00259d0c" officeooo:paragraph-rsid="00259d0c"/>
    </style:style>
    <style:style style:name="P33" style:family="paragraph" style:parent-style-name="Standard">
      <style:paragraph-properties fo:text-align="start" style:justify-single-word="false"/>
      <style:text-properties officeooo:rsid="00278bea" officeooo:paragraph-rsid="00278bea"/>
    </style:style>
    <style:style style:name="P34" style:family="paragraph" style:parent-style-name="Standard">
      <style:paragraph-properties fo:text-align="start" style:justify-single-word="false"/>
      <style:text-properties officeooo:rsid="002f02a0" officeooo:paragraph-rsid="002f02a0"/>
    </style:style>
    <style:style style:name="P35" style:family="paragraph" style:parent-style-name="Standard">
      <style:paragraph-properties fo:text-align="start" style:justify-single-word="false"/>
      <style:text-properties officeooo:rsid="004b69f4" officeooo:paragraph-rsid="004b69f4"/>
    </style:style>
    <style:style style:name="P36" style:family="paragraph" style:parent-style-name="Standard">
      <style:paragraph-properties fo:text-align="start" style:justify-single-word="false"/>
      <style:text-properties officeooo:rsid="004c92fd" officeooo:paragraph-rsid="004c92fd"/>
    </style:style>
    <style:style style:name="P37" style:family="paragraph" style:parent-style-name="Standard">
      <style:paragraph-properties fo:text-align="start" style:justify-single-word="false"/>
      <style:text-properties officeooo:rsid="004c92fd" officeooo:paragraph-rsid="005c3717"/>
    </style:style>
    <style:style style:name="P38" style:family="paragraph" style:parent-style-name="Standard">
      <style:paragraph-properties fo:text-align="start" style:justify-single-word="false"/>
      <style:text-properties officeooo:rsid="00515c61" officeooo:paragraph-rsid="005c3717"/>
    </style:style>
    <style:style style:name="P39" style:family="paragraph" style:parent-style-name="Standard">
      <style:paragraph-properties fo:text-align="start" style:justify-single-word="false"/>
      <style:text-properties officeooo:rsid="005171b0" officeooo:paragraph-rsid="005171b0"/>
    </style:style>
    <style:style style:name="P40" style:family="paragraph" style:parent-style-name="Standard">
      <style:paragraph-properties fo:text-align="start" style:justify-single-word="false"/>
      <style:text-properties officeooo:rsid="005171b0" officeooo:paragraph-rsid="005c3717"/>
    </style:style>
    <style:style style:name="P41" style:family="paragraph" style:parent-style-name="Standard">
      <style:paragraph-properties fo:text-align="start" style:justify-single-word="false"/>
      <style:text-properties officeooo:rsid="0058f755" officeooo:paragraph-rsid="0058f755"/>
    </style:style>
    <style:style style:name="P42" style:family="paragraph" style:parent-style-name="Standard">
      <style:paragraph-properties fo:text-align="start" style:justify-single-word="false"/>
      <style:text-properties officeooo:rsid="0059e2d4" officeooo:paragraph-rsid="005c3717"/>
    </style:style>
    <style:style style:name="P43" style:family="paragraph" style:parent-style-name="Standard" style:list-style-name="L1">
      <style:paragraph-properties fo:text-align="start" style:justify-single-word="false"/>
      <style:text-properties fo:font-weight="normal" officeooo:rsid="0060133a" officeooo:paragraph-rsid="0060133a" style:font-weight-asian="normal" style:font-weight-complex="normal"/>
    </style:style>
    <style:style style:name="P44" style:family="paragraph" style:parent-style-name="Table">
      <style:paragraph-properties fo:keep-with-next="always"/>
    </style:style>
    <style:style style:name="P45" style:family="paragraph" style:parent-style-name="Table">
      <style:paragraph-properties fo:keep-with-next="always"/>
      <style:text-properties officeooo:paragraph-rsid="00525e1c"/>
    </style:style>
    <style:style style:name="P46" style:family="paragraph" style:parent-style-name="Table_20_Contents">
      <style:paragraph-properties fo:text-align="start" style:justify-single-word="false"/>
    </style:style>
    <style:style style:name="P47" style:family="paragraph" style:parent-style-name="Table_20_Contents">
      <style:paragraph-properties fo:text-align="start" style:justify-single-word="false"/>
      <style:text-properties officeooo:paragraph-rsid="000e4999"/>
    </style:style>
    <style:style style:name="P48" style:family="paragraph" style:parent-style-name="Table_20_Contents">
      <style:paragraph-properties fo:text-align="start" style:justify-single-word="false"/>
      <style:text-properties officeooo:paragraph-rsid="00150a7d"/>
    </style:style>
    <style:style style:name="P49" style:family="paragraph" style:parent-style-name="Table_20_Contents">
      <style:paragraph-properties fo:text-align="start" style:justify-single-word="false"/>
      <style:text-properties officeooo:paragraph-rsid="0040541e"/>
    </style:style>
    <style:style style:name="P50" style:family="paragraph" style:parent-style-name="Table_20_Contents">
      <style:paragraph-properties fo:text-align="start" style:justify-single-word="false"/>
      <style:text-properties officeooo:paragraph-rsid="004c92fd"/>
    </style:style>
    <style:style style:name="P51" style:family="paragraph" style:parent-style-name="Table_20_Contents">
      <style:paragraph-properties fo:text-align="start" style:justify-single-word="false"/>
      <style:text-properties officeooo:paragraph-rsid="00514a59"/>
    </style:style>
    <style:style style:name="P52" style:family="paragraph" style:parent-style-name="Table_20_Contents">
      <style:paragraph-properties fo:text-align="start" style:justify-single-word="false"/>
      <style:text-properties officeooo:paragraph-rsid="00515c61"/>
    </style:style>
    <style:style style:name="P53" style:family="paragraph" style:parent-style-name="Table_20_Contents">
      <style:paragraph-properties fo:text-align="start" style:justify-single-word="false"/>
      <style:text-properties officeooo:rsid="000c214b" officeooo:paragraph-rsid="000c214b"/>
    </style:style>
    <style:style style:name="P54" style:family="paragraph" style:parent-style-name="Table_20_Contents">
      <style:paragraph-properties fo:text-align="start" style:justify-single-word="false"/>
      <style:text-properties officeooo:rsid="000db42e" officeooo:paragraph-rsid="000db42e"/>
    </style:style>
    <style:style style:name="P55" style:family="paragraph" style:parent-style-name="Table_20_Contents">
      <style:paragraph-properties fo:text-align="start" style:justify-single-word="false"/>
      <style:text-properties officeooo:rsid="000db42e" officeooo:paragraph-rsid="000e4999"/>
    </style:style>
    <style:style style:name="P56" style:family="paragraph" style:parent-style-name="Table_20_Contents">
      <style:paragraph-properties fo:text-align="start" style:justify-single-word="false"/>
      <style:text-properties officeooo:rsid="000db42e" officeooo:paragraph-rsid="00150a7d"/>
    </style:style>
    <style:style style:name="P57" style:family="paragraph" style:parent-style-name="Table_20_Contents">
      <style:paragraph-properties fo:text-align="start" style:justify-single-word="false"/>
      <style:text-properties officeooo:rsid="000db42e" officeooo:paragraph-rsid="0040541e"/>
    </style:style>
    <style:style style:name="P58" style:family="paragraph" style:parent-style-name="Table_20_Contents">
      <style:paragraph-properties fo:text-align="start" style:justify-single-word="false"/>
      <style:text-properties officeooo:rsid="000e4999" officeooo:paragraph-rsid="000e4999"/>
    </style:style>
    <style:style style:name="P59" style:family="paragraph" style:parent-style-name="Table_20_Contents">
      <style:paragraph-properties fo:text-align="start" style:justify-single-word="false"/>
      <style:text-properties officeooo:rsid="000f1c82" officeooo:paragraph-rsid="000f1c82"/>
    </style:style>
    <style:style style:name="P60" style:family="paragraph" style:parent-style-name="Table_20_Contents">
      <style:paragraph-properties fo:text-align="start" style:justify-single-word="false"/>
      <style:text-properties officeooo:rsid="00106d3a" officeooo:paragraph-rsid="00106d3a"/>
    </style:style>
    <style:style style:name="P61" style:family="paragraph" style:parent-style-name="Table_20_Contents">
      <style:paragraph-properties fo:text-align="start" style:justify-single-word="false"/>
      <style:text-properties fo:font-weight="bold" officeooo:rsid="000db42e" officeooo:paragraph-rsid="000e4999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weight="bold" officeooo:rsid="000db42e" officeooo:paragraph-rsid="000db42e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weight="bold" officeooo:rsid="000db42e" officeooo:paragraph-rsid="00150a7d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0db42e" officeooo:paragraph-rsid="0040541e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weight="bold" officeooo:rsid="000c214b" officeooo:paragraph-rsid="000e4999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font-weight="bold" officeooo:rsid="000c214b" officeooo:paragraph-rsid="000c214b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weight="bold" officeooo:rsid="000c214b" officeooo:paragraph-rsid="00150a7d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weight="bold" officeooo:rsid="000c214b" officeooo:paragraph-rsid="0040541e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0525e1c" officeooo:paragraph-rsid="00525e1c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officeooo:rsid="0010f54d" officeooo:paragraph-rsid="0010f54d"/>
    </style:style>
    <style:style style:name="P71" style:family="paragraph" style:parent-style-name="Table_20_Contents">
      <style:paragraph-properties fo:text-align="start" style:justify-single-word="false"/>
      <style:text-properties officeooo:rsid="0012dfb7" officeooo:paragraph-rsid="0012dfb7"/>
    </style:style>
    <style:style style:name="P72" style:family="paragraph" style:parent-style-name="Table_20_Contents">
      <style:paragraph-properties fo:text-align="start" style:justify-single-word="false"/>
      <style:text-properties officeooo:rsid="00150a7d" officeooo:paragraph-rsid="00150a7d"/>
    </style:style>
    <style:style style:name="P73" style:family="paragraph" style:parent-style-name="Table_20_Contents">
      <style:paragraph-properties fo:text-align="start" style:justify-single-word="false"/>
      <style:text-properties officeooo:rsid="00150a7d" officeooo:paragraph-rsid="0040541e"/>
    </style:style>
    <style:style style:name="P74" style:family="paragraph" style:parent-style-name="Table_20_Contents">
      <style:paragraph-properties fo:text-align="start" style:justify-single-word="false"/>
      <style:text-properties officeooo:rsid="0015d8a4" officeooo:paragraph-rsid="0015d8a4"/>
    </style:style>
    <style:style style:name="P75" style:family="paragraph" style:parent-style-name="Table_20_Contents">
      <style:paragraph-properties fo:text-align="start" style:justify-single-word="false"/>
      <style:text-properties officeooo:rsid="0017c92c" officeooo:paragraph-rsid="0017c92c"/>
    </style:style>
    <style:style style:name="P76" style:family="paragraph" style:parent-style-name="Table_20_Contents">
      <style:paragraph-properties fo:text-align="start" style:justify-single-word="false"/>
      <style:text-properties officeooo:rsid="0018491d" officeooo:paragraph-rsid="0018491d"/>
    </style:style>
    <style:style style:name="P77" style:family="paragraph" style:parent-style-name="Table_20_Contents">
      <style:paragraph-properties fo:text-align="start" style:justify-single-word="false"/>
      <style:text-properties officeooo:rsid="00184bca" officeooo:paragraph-rsid="00184bca"/>
    </style:style>
    <style:style style:name="P78" style:family="paragraph" style:parent-style-name="Table_20_Contents">
      <style:paragraph-properties fo:text-align="start" style:justify-single-word="false"/>
      <style:text-properties officeooo:rsid="001a42ed" officeooo:paragraph-rsid="001a42ed"/>
    </style:style>
    <style:style style:name="P79" style:family="paragraph" style:parent-style-name="Table_20_Contents">
      <style:paragraph-properties fo:text-align="start" style:justify-single-word="false"/>
      <style:text-properties officeooo:rsid="001caff1" officeooo:paragraph-rsid="001caff1"/>
    </style:style>
    <style:style style:name="P80" style:family="paragraph" style:parent-style-name="Table_20_Contents">
      <style:paragraph-properties fo:text-align="start" style:justify-single-word="false"/>
      <style:text-properties officeooo:rsid="001d8915" officeooo:paragraph-rsid="001d8915"/>
    </style:style>
    <style:style style:name="P81" style:family="paragraph" style:parent-style-name="Table_20_Contents">
      <style:paragraph-properties fo:text-align="start" style:justify-single-word="false"/>
      <style:text-properties officeooo:rsid="00223229" officeooo:paragraph-rsid="00223229"/>
    </style:style>
    <style:style style:name="P82" style:family="paragraph" style:parent-style-name="Table_20_Contents">
      <style:paragraph-properties fo:text-align="start" style:justify-single-word="false"/>
      <style:text-properties officeooo:rsid="00238395" officeooo:paragraph-rsid="00238395"/>
    </style:style>
    <style:style style:name="P83" style:family="paragraph" style:parent-style-name="Table_20_Contents">
      <style:paragraph-properties fo:text-align="start" style:justify-single-word="false"/>
      <style:text-properties officeooo:rsid="0024b870" officeooo:paragraph-rsid="0024b870"/>
    </style:style>
    <style:style style:name="P84" style:family="paragraph" style:parent-style-name="Table_20_Contents">
      <style:paragraph-properties fo:text-align="start" style:justify-single-word="false"/>
      <style:text-properties officeooo:rsid="00259d0c" officeooo:paragraph-rsid="00259d0c"/>
    </style:style>
    <style:style style:name="P85" style:family="paragraph" style:parent-style-name="Table_20_Contents">
      <style:paragraph-properties fo:text-align="start" style:justify-single-word="false"/>
      <style:text-properties officeooo:rsid="002ae999" officeooo:paragraph-rsid="002ae999"/>
    </style:style>
    <style:style style:name="P86" style:family="paragraph" style:parent-style-name="Table_20_Contents">
      <style:paragraph-properties fo:text-align="start" style:justify-single-word="false"/>
      <style:text-properties officeooo:rsid="002cab57" officeooo:paragraph-rsid="002cab57"/>
    </style:style>
    <style:style style:name="P87" style:family="paragraph" style:parent-style-name="Table_20_Contents">
      <style:paragraph-properties fo:text-align="start" style:justify-single-word="false"/>
      <style:text-properties officeooo:rsid="002cab57" officeooo:paragraph-rsid="002fa9db"/>
    </style:style>
    <style:style style:name="P88" style:family="paragraph" style:parent-style-name="Table_20_Contents">
      <style:paragraph-properties fo:text-align="start" style:justify-single-word="false"/>
      <style:text-properties officeooo:rsid="002f02a0" officeooo:paragraph-rsid="002f02a0"/>
    </style:style>
    <style:style style:name="P89" style:family="paragraph" style:parent-style-name="Table_20_Contents">
      <style:paragraph-properties fo:text-align="start" style:justify-single-word="false"/>
      <style:text-properties officeooo:rsid="004b69f4" officeooo:paragraph-rsid="004b69f4"/>
    </style:style>
    <style:style style:name="P90" style:family="paragraph" style:parent-style-name="Table_20_Contents">
      <style:paragraph-properties fo:text-align="start" style:justify-single-word="false"/>
      <style:text-properties officeooo:rsid="004c92fd" officeooo:paragraph-rsid="004c92fd"/>
    </style:style>
    <style:style style:name="P91" style:family="paragraph" style:parent-style-name="Table_20_Contents">
      <style:paragraph-properties fo:text-align="start" style:justify-single-word="false"/>
      <style:text-properties officeooo:rsid="00515c61" officeooo:paragraph-rsid="00515c61"/>
    </style:style>
    <style:style style:name="P92" style:family="paragraph" style:parent-style-name="Table_20_Contents">
      <style:paragraph-properties fo:text-align="start" style:justify-single-word="false"/>
      <style:text-properties officeooo:rsid="005171b0" officeooo:paragraph-rsid="005171b0"/>
    </style:style>
    <style:style style:name="P93" style:family="paragraph" style:parent-style-name="Table_20_Contents">
      <style:paragraph-properties fo:text-align="start" style:justify-single-word="false"/>
      <style:text-properties officeooo:rsid="00525e1c" officeooo:paragraph-rsid="00525e1c"/>
    </style:style>
    <style:style style:name="P94" style:family="paragraph" style:parent-style-name="Table_20_Contents">
      <style:paragraph-properties fo:text-align="start" style:justify-single-word="false"/>
      <style:text-properties style:font-name="Lucida Console" fo:font-size="10pt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officeooo:rsid="0058f755" officeooo:paragraph-rsid="0058f755"/>
    </style:style>
    <style:style style:name="P96" style:family="paragraph" style:parent-style-name="Table_20_Contents">
      <style:paragraph-properties fo:text-align="start" style:justify-single-word="false"/>
      <style:text-properties officeooo:rsid="0059e2d4" officeooo:paragraph-rsid="0059e2d4"/>
    </style:style>
    <style:style style:name="P97" style:family="paragraph" style:parent-style-name="Table_20_Contents">
      <style:paragraph-properties fo:text-align="start" style:justify-single-word="false"/>
      <style:text-properties fo:font-size="10pt" officeooo:paragraph-rsid="0054a462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fo:font-size="10pt" officeooo:paragraph-rsid="005663ac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fo:font-size="10pt" officeooo:paragraph-rsid="00540c2b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fo:font-size="10pt" officeooo:paragraph-rsid="0052ce67" style:font-size-asian="10pt" style:font-size-complex="10pt"/>
    </style:style>
    <style:style style:name="P101" style:family="paragraph" style:parent-style-name="Table_20_index_20_1">
      <style:paragraph-properties>
        <style:tab-stops>
          <style:tab-stop style:position="9.4252in" style:type="right" style:leader-style="dotted" style:leader-text="."/>
        </style:tab-stops>
      </style:paragraph-properties>
    </style:style>
    <style:style style:name="T1" style:family="text">
      <style:text-properties officeooo:rsid="00067cb8"/>
    </style:style>
    <style:style style:name="T2" style:family="text">
      <style:text-properties officeooo:rsid="00072016"/>
    </style:style>
    <style:style style:name="T3" style:family="text">
      <style:text-properties officeooo:rsid="0008d0e8"/>
    </style:style>
    <style:style style:name="T4" style:family="text">
      <style:text-properties officeooo:rsid="0009c19b"/>
    </style:style>
    <style:style style:name="T5" style:family="text">
      <style:text-properties officeooo:rsid="000afad3"/>
    </style:style>
    <style:style style:name="T6" style:family="text">
      <style:text-properties officeooo:rsid="000c214b"/>
    </style:style>
    <style:style style:name="T7" style:family="text">
      <style:text-properties officeooo:rsid="000e4999"/>
    </style:style>
    <style:style style:name="T8" style:family="text">
      <style:text-properties officeooo:rsid="000f1c82"/>
    </style:style>
    <style:style style:name="T9" style:family="text">
      <style:text-properties officeooo:rsid="00106d3a"/>
    </style:style>
    <style:style style:name="T10" style:family="text">
      <style:text-properties officeooo:rsid="0010f54d"/>
    </style:style>
    <style:style style:name="T11" style:family="text">
      <style:text-properties officeooo:rsid="0012dfb7"/>
    </style:style>
    <style:style style:name="T12" style:family="text">
      <style:text-properties officeooo:rsid="00150a7d"/>
    </style:style>
    <style:style style:name="T13" style:family="text">
      <style:text-properties officeooo:rsid="0015d8a4"/>
    </style:style>
    <style:style style:name="T14" style:family="text">
      <style:text-properties officeooo:rsid="0017c92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7cb8" style:font-weight-asian="bold" style:font-weight-complex="bold"/>
    </style:style>
    <style:style style:name="T17" style:family="text">
      <style:text-properties fo:font-weight="bold" officeooo:rsid="000afad3" style:font-weight-asian="bold" style:font-weight-complex="bold"/>
    </style:style>
    <style:style style:name="T18" style:family="text">
      <style:text-properties fo:font-weight="bold" officeooo:rsid="00072016" style:font-weight-asian="bold" style:font-weight-complex="bold"/>
    </style:style>
    <style:style style:name="T19" style:family="text">
      <style:text-properties fo:font-weight="bold" officeooo:rsid="001ec85f" style:font-weight-asian="bold" style:font-weight-complex="bold"/>
    </style:style>
    <style:style style:name="T20" style:family="text">
      <style:text-properties fo:font-weight="bold" officeooo:rsid="002050e7" style:font-weight-asian="bold" style:font-weight-complex="bold"/>
    </style:style>
    <style:style style:name="T21" style:family="text">
      <style:text-properties fo:font-weight="bold" officeooo:rsid="001dd9aa" style:font-weight-asian="bold" style:font-weight-complex="bold"/>
    </style:style>
    <style:style style:name="T22" style:family="text">
      <style:text-properties fo:font-weight="bold" officeooo:rsid="002164ae" style:font-weight-asian="bold" style:font-weight-complex="bold"/>
    </style:style>
    <style:style style:name="T23" style:family="text">
      <style:text-properties fo:font-weight="bold" officeooo:rsid="003963e8" style:font-weight-asian="bold" style:font-weight-complex="bold"/>
    </style:style>
    <style:style style:name="T24" style:family="text">
      <style:text-properties fo:font-weight="bold" officeooo:rsid="003b10df" style:font-weight-asian="bold" style:font-weight-complex="bold"/>
    </style:style>
    <style:style style:name="T25" style:family="text">
      <style:text-properties fo:font-weight="bold" officeooo:rsid="0034d35e" style:font-weight-asian="bold" style:font-weight-complex="bold"/>
    </style:style>
    <style:style style:name="T26" style:family="text">
      <style:text-properties fo:font-weight="bold" officeooo:rsid="003ecf80" style:font-weight-asian="bold" style:font-weight-complex="bold"/>
    </style:style>
    <style:style style:name="T27" style:family="text">
      <style:text-properties fo:font-weight="bold" officeooo:rsid="00437984" style:font-weight-asian="bold" style:font-weight-complex="bold"/>
    </style:style>
    <style:style style:name="T28" style:family="text">
      <style:text-properties fo:font-weight="bold" officeooo:rsid="00478b15" style:font-weight-asian="bold" style:font-weight-complex="bold"/>
    </style:style>
    <style:style style:name="T29" style:family="text">
      <style:text-properties fo:font-weight="bold" officeooo:rsid="004e329c" style:font-weight-asian="bold" style:font-weight-complex="bold"/>
    </style:style>
    <style:style style:name="T30" style:family="text">
      <style:text-properties fo:font-weight="bold" officeooo:rsid="005171b0" style:font-weight-asian="bold" style:font-weight-complex="bold"/>
    </style:style>
    <style:style style:name="T31" style:family="text">
      <style:text-properties fo:font-weight="bold" officeooo:rsid="004c92fd" style:font-weight-asian="bold" style:font-weight-complex="bold"/>
    </style:style>
    <style:style style:name="T32" style:family="text">
      <style:text-properties officeooo:rsid="0018491d"/>
    </style:style>
    <style:style style:name="T33" style:family="text">
      <style:text-properties officeooo:rsid="00184bca"/>
    </style:style>
    <style:style style:name="T34" style:family="text">
      <style:text-properties officeooo:rsid="001a42ed"/>
    </style:style>
    <style:style style:name="T35" style:family="text">
      <style:text-properties officeooo:rsid="001caff1"/>
    </style:style>
    <style:style style:name="T36" style:family="text">
      <style:text-properties officeooo:rsid="0024b870"/>
    </style:style>
    <style:style style:name="T37" style:family="text">
      <style:text-properties officeooo:rsid="00259d0c"/>
    </style:style>
    <style:style style:name="T38" style:family="text">
      <style:text-properties officeooo:rsid="002ab6e1"/>
    </style:style>
    <style:style style:name="T39" style:family="text">
      <style:text-properties officeooo:rsid="002ae999"/>
    </style:style>
    <style:style style:name="T40" style:family="text">
      <style:text-properties officeooo:rsid="002d959d"/>
    </style:style>
    <style:style style:name="T41" style:family="text">
      <style:text-properties officeooo:rsid="002f02a0"/>
    </style:style>
    <style:style style:name="T42" style:family="text">
      <style:text-properties officeooo:rsid="002fa9db"/>
    </style:style>
    <style:style style:name="T43" style:family="text">
      <style:text-properties officeooo:rsid="00309a71"/>
    </style:style>
    <style:style style:name="T44" style:family="text">
      <style:text-properties officeooo:rsid="0031224a"/>
    </style:style>
    <style:style style:name="T45" style:family="text">
      <style:text-properties officeooo:rsid="0034d35e"/>
    </style:style>
    <style:style style:name="T46" style:family="text">
      <style:text-properties officeooo:rsid="003563c4"/>
    </style:style>
    <style:style style:name="T47" style:family="text">
      <style:text-properties officeooo:rsid="00363114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3963e8" style:font-weight-asian="normal" style:font-weight-complex="normal"/>
    </style:style>
    <style:style style:name="T50" style:family="text">
      <style:text-properties fo:font-weight="normal" officeooo:rsid="003a0620" style:font-weight-asian="normal" style:font-weight-complex="normal"/>
    </style:style>
    <style:style style:name="T51" style:family="text">
      <style:text-properties fo:font-weight="normal" officeooo:rsid="00072016" style:font-weight-asian="normal" style:font-weight-complex="normal"/>
    </style:style>
    <style:style style:name="T52" style:family="text">
      <style:text-properties fo:font-weight="normal" officeooo:rsid="0034d35e" style:font-weight-asian="normal" style:font-weight-complex="normal"/>
    </style:style>
    <style:style style:name="T53" style:family="text">
      <style:text-properties fo:font-weight="normal" officeooo:rsid="003b10df" style:font-weight-asian="normal" style:font-weight-complex="normal"/>
    </style:style>
    <style:style style:name="T54" style:family="text">
      <style:text-properties fo:font-weight="normal" officeooo:rsid="003d0c0c" style:font-weight-asian="normal" style:font-weight-complex="normal"/>
    </style:style>
    <style:style style:name="T55" style:family="text">
      <style:text-properties fo:font-weight="normal" officeooo:rsid="000afad3" style:font-weight-asian="normal" style:font-weight-complex="normal"/>
    </style:style>
    <style:style style:name="T56" style:family="text">
      <style:text-properties fo:font-weight="normal" officeooo:rsid="003ecf80" style:font-weight-asian="normal" style:font-weight-complex="normal"/>
    </style:style>
    <style:style style:name="T57" style:family="text">
      <style:text-properties fo:font-weight="normal" officeooo:rsid="005dd343" style:font-weight-asian="normal" style:font-weight-complex="normal"/>
    </style:style>
    <style:style style:name="T58" style:family="text">
      <style:text-properties fo:font-weight="normal" officeooo:rsid="0060133a" style:font-weight-asian="normal" style:font-weight-complex="normal"/>
    </style:style>
    <style:style style:name="T59" style:family="text">
      <style:text-properties officeooo:rsid="00437984"/>
    </style:style>
    <style:style style:name="T60" style:family="text">
      <style:text-properties officeooo:rsid="0043ba35"/>
    </style:style>
    <style:style style:name="T61" style:family="text">
      <style:text-properties officeooo:rsid="00478b15"/>
    </style:style>
    <style:style style:name="T62" style:family="text">
      <style:text-properties officeooo:rsid="00482eb0"/>
    </style:style>
    <style:style style:name="T63" style:family="text">
      <style:text-properties fo:font-size="12pt" fo:font-style="italic" officeooo:rsid="005e1a1d" style:font-size-asian="12pt" style:font-style-asian="italic" style:font-name-complex="Lucida Sans1" style:font-size-complex="12pt" style:font-style-complex="italic"/>
    </style:style>
    <style:style style:name="T64" style:family="text">
      <style:text-properties officeooo:rsid="004ae2de"/>
    </style:style>
    <style:style style:name="T65" style:family="text">
      <style:text-properties officeooo:rsid="004b69f4"/>
    </style:style>
    <style:style style:name="T66" style:family="text">
      <style:text-properties officeooo:rsid="004c92fd"/>
    </style:style>
    <style:style style:name="T67" style:family="text">
      <style:text-properties officeooo:rsid="004e329c"/>
    </style:style>
    <style:style style:name="T68" style:family="text">
      <style:text-properties officeooo:rsid="00514a59"/>
    </style:style>
    <style:style style:name="T69" style:family="text">
      <style:text-properties officeooo:rsid="00515c61"/>
    </style:style>
    <style:style style:name="T70" style:family="text">
      <style:text-properties officeooo:rsid="005171b0"/>
    </style:style>
    <style:style style:name="T71" style:family="text">
      <style:text-properties officeooo:rsid="00525e1c"/>
    </style:style>
    <style:style style:name="T72" style:family="text">
      <style:text-properties style:font-name="Lucida Console"/>
    </style:style>
    <style:style style:name="T73" style:family="text">
      <style:text-properties style:font-name="Lucida Console" officeooo:rsid="0052ce67"/>
    </style:style>
    <style:style style:name="T74" style:family="text">
      <style:text-properties style:font-name="Lucida Console" officeooo:rsid="00540c2b"/>
    </style:style>
    <style:style style:name="T75" style:family="text">
      <style:text-properties style:font-name="Lucida Console" officeooo:rsid="0054a462"/>
    </style:style>
    <style:style style:name="T76" style:family="text">
      <style:text-properties style:font-name="Lucida Console" officeooo:rsid="005663ac"/>
    </style:style>
    <style:style style:name="T77" style:family="text">
      <style:text-properties style:font-name="Lucida Console" fo:font-weight="normal" officeooo:rsid="003963e8" style:font-weight-asian="normal" style:font-weight-complex="normal"/>
    </style:style>
    <style:style style:name="T78" style:family="text">
      <style:text-properties style:font-name="Lucida Console" fo:font-weight="bold" officeooo:rsid="003963e8" style:font-weight-asian="bold" style:font-weight-complex="bold"/>
    </style:style>
    <style:style style:name="T79" style:family="text">
      <style:text-properties style:font-name="Lucida Console" fo:font-size="10pt" fo:font-weight="normal" officeooo:rsid="003963e8" style:font-size-asian="10pt" style:font-weight-asian="normal" style:font-size-complex="10pt" style:font-weight-complex="normal"/>
    </style:style>
    <style:style style:name="T80" style:family="text">
      <style:text-properties style:font-name="Lucida Console" fo:font-size="10pt" fo:font-weight="normal" officeooo:rsid="003963e8" fo:background-color="#ffffd7" loext:char-shading-value="0" style:font-size-asian="10pt" style:font-weight-asian="normal" style:font-size-complex="10pt" style:font-weight-complex="normal"/>
    </style:style>
    <style:style style:name="T81" style:family="text">
      <style:text-properties style:font-name="Lucida Console" fo:font-size="10pt" fo:font-weight="normal" officeooo:rsid="003963e8" fo:background-color="#ffffd7" loext:char-shading-value="0" style:font-size-asian="10pt" style:font-weight-asian="normal" style:font-size-complex="10pt" style:font-weight-complex="normal"/>
    </style:style>
    <style:style style:name="T82" style:family="text">
      <style:text-properties style:font-name="Lucida Console" fo:font-size="10pt" fo:font-weight="bold" officeooo:rsid="003963e8" style:font-size-asian="10pt" style:font-weight-asian="bold" style:font-size-complex="10pt" style:font-weight-complex="bold"/>
    </style:style>
    <style:style style:name="T83" style:family="text">
      <style:text-properties style:font-name="Lucida Console" fo:font-size="10pt" fo:font-weight="bold" officeooo:rsid="003963e8" fo:background-color="#ffffd7" loext:char-shading-value="0" style:font-size-asian="10pt" style:font-weight-asian="bold" style:font-size-complex="10pt" style:font-weight-complex="bold"/>
    </style:style>
    <style:style style:name="T84" style:family="text">
      <style:text-properties style:font-name="Lucida Console" fo:font-size="10pt" fo:font-weight="bold" officeooo:rsid="003963e8" fo:background-color="#ffffd7" loext:char-shading-value="0" style:font-size-asian="10pt" style:font-weight-asian="bold" style:font-size-complex="10pt" style:font-weight-complex="bold"/>
    </style:style>
    <style:style style:name="T85" style:family="text">
      <style:text-properties officeooo:rsid="0058f755"/>
    </style:style>
    <style:style style:name="T86" style:family="text">
      <style:text-properties officeooo:rsid="0059e2d4"/>
    </style:style>
    <style:style style:name="T87" style:family="text">
      <style:text-properties officeooo:rsid="005c3717"/>
    </style:style>
    <style:style style:name="T88" style:family="text">
      <style:text-properties officeooo:rsid="005dd343"/>
    </style:style>
    <style:style style:name="T89" style:family="text">
      <style:text-properties officeooo:rsid="005e2216"/>
    </style:style>
    <style:style style:name="T90" style:family="text">
      <style:text-properties officeooo:rsid="006178a5"/>
    </style:style>
    <style:style style:name="T91" style:family="text">
      <style:text-properties officeooo:rsid="00630d61"/>
    </style:style>
    <style:style style:name="T92" style:family="text">
      <style:text-properties officeooo:rsid="00649c8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Index</text:p>
          </text:index-title>
          <text:p text:style-name="P1">ELCL documentation<text:tab/>1</text:p>
          <text:p text:style-name="P1">Car specification<text:tab/>1</text:p>
          <text:p text:style-name="P2">PNG files:<text:tab/>1</text:p>
          <text:p text:style-name="P2">XML files:<text:tab/>1</text:p>
          <text:p text:style-name="P3">&lt;root&gt;<text:tab/>1</text:p>
          <text:p text:style-name="P3">&lt;bodies&gt;<text:tab/>2</text:p>
          <text:p text:style-name="P3">&lt;body&gt;<text:tab/>2</text:p>
          <text:p text:style-name="P3">&lt;shape&gt;<text:tab/>3</text:p>
          <text:p text:style-name="P3">‘POLY’ &lt;shape&gt;<text:tab/>5</text:p>
          <text:p text:style-name="P3">&lt;constraints&gt;<text:tab/>5</text:p>
          <text:p text:style-name="P3">&lt;constraint&gt;<text:tab/>5</text:p>
          <text:p text:style-name="P1">Level specification<text:tab/>8</text:p>
          <text:p text:style-name="P1">Enemy specification<text:tab/>8</text:p>
        </text:index-body>
      </text:table-of-content>
      <text:p text:style-name="P12"><text:span text:style-name="T16"/></text:p>
      <text:table-index text:style-name="Sect1" text:name="Indeks tabel1">
        <text:table-index-source text:caption-sequence-name="Table" text:caption-sequence-format="text">
          <text:index-title-template text:style-name="Table_20_index_20_heading">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ks tabel1_Head">
            <text:p text:style-name="Table_20_index_20_heading">Tables</text:p>
          </text:index-title>
          <text:p text:style-name="P101">Table 1: Car &lt;root&gt; attributes<text:tab/>2</text:p>
          <text:p text:style-name="P101">Table 2: Car &lt;body&gt; attributes<text:tab/>2</text:p>
          <text:p text:style-name="P101">Table 3: Car &lt;shape&gt; attributes<text:tab/>4</text:p>
          <text:p text:style-name="P101">Table 4: Car &lt;constraint&gt; attributes<text:tab/>5</text:p>
          <text:p text:style-name="P101">Table 5: Car &lt;constraint&gt; examples<text:tab/>7</text:p>
        </text:index-body>
      </text:table-index>
      <text:p text:style-name="P12"><text:span text:style-name="T16"/></text:p>
      <text:p text:style-name="P12"><text:span text:style-name="T16"/></text:p>
      <text:list xml:id="list1471749734" text:style-name="L1">
        <text:list-item>
          <text:p text:style-name="P11"><text:toc-mark-start text:id="IMark2161017338984" text:outline-level="1"/><text:span text:style-name="T16">ELCL documentation</text:span><text:toc-mark-end text:id="IMark2161017338984"/><text:span text:style-name="T1"><text:line-break/>TODO</text:span></text:p>
        </text:list-item>
        <text:list-item>
          <text:p text:style-name="P11"><text:toc-mark-start text:id="IMark2161017338984" text:outline-level="1"/><text:span text:style-name="T28">Car specification</text:span><text:toc-mark-end text:id="IMark2161017338984"/><text:span text:style-name="T1"><text:line-break/>Cars are represented by a</text:span><text:span text:style-name="T62">n</text:span><text:span text:style-name="T1"> xml file and one or more png files.</text:span></text:p>
          <text:list>
            <text:list-item>
              <text:p text:style-name="P4"><text:toc-mark-start text:id="IMark2161017338984" text:outline-level="2"/><text:span text:style-name="T16">PNG files:</text:span><text:toc-mark-end text:id="IMark2161017338984"/><text:span text:style-name="T1"><text:line-break/>Represents graphics, like wheels, car body, moving elements. Each png file should be mentioned in an xml file in order to be drawn.</text:span></text:p>
            </text:list-item>
            <text:list-item>
              <text:p text:style-name="P4"><text:toc-mark-start text:id="IMark2161017338984" text:outline-level="2"/><text:span text:style-name="T16">XML files:</text:span><text:toc-mark-end text:id="IMark2161017338984"/><text:span text:style-name="T1"><text:line-break/></text:span><text:span text:style-name="T43">C</text:span><text:span text:style-name="T4">ar description file</text:span><text:span text:style-name="T2"> with the following nodes:</text:span></text:p>
              <text:list>
                <text:list-item>
                  <text:p text:style-name="P4"><text:soft-page-break/><text:toc-mark-start text:id="IMark2161017338984" text:outline-level="3"/><text:span text:style-name="T16">&lt;</text:span><text:span text:style-name="T18">root&gt;</text:span><text:toc-mark-end text:id="IMark2161017338984"/><text:span text:style-name="T2"><text:line-break/></text:span><text:span text:style-name="T45">E</text:span><text:span text:style-name="T2">very car must have such </text:span><text:span text:style-name="T43">root</text:span><text:span text:style-name="T2"> </text:span><text:span text:style-name="T43">node</text:span><text:span text:style-name="T2">. Attributes:<text:line-break/></text:span></text:p>
                </text:list-item>
              </text:list>
            </text:list-item>
          </text:list>
        </text:list-item>
      </text:list>
      <text:p text:style-name="P44"><text:span text:style-name="T63">Table</text:span> <text:sequence text:ref-name="refTable0" text:name="Table" text:formula="ooow:Table+1" style:num-format="1">1</text:sequence>: <text:span text:style-name="T60">Car </text:span>&lt;<text:span text:style-name="T59">root&gt;</text:span> <text:span text:style-name="T59">a</text:span>ttribut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leLine2160916107408">
            <table:table-cell table:style-name="Tabela1.A1" office:value-type="string">
              <text:p text:style-name="P66">Attribute</text:p>
            </table:table-cell>
            <table:table-cell table:style-name="Tabela1.A1" office:value-type="string">
              <text:p text:style-name="P66">Values</text:p>
            </table:table-cell>
            <table:table-cell table:style-name="Tabela1.A1" office:value-type="string">
              <text:p text:style-name="P62">Mandatory</text:p>
            </table:table-cell>
            <table:table-cell table:style-name="Tabela1.A1" office:value-type="string">
              <text:p text:style-name="P62">Defaults to when not present</text:p>
            </table:table-cell>
            <table:table-cell table:style-name="Tabela1.E1" office:value-type="string">
              <text:p text:style-name="P62">Notes</text:p>
            </table:table-cell>
          </table:table-row>
        </table:table-header-rows>
        <table:table-row table:style-name="TableLine2160916107408">
          <table:table-cell table:style-name="Tabela1.A2" office:value-type="string">
            <text:p text:style-name="P53">type</text:p>
          </table:table-cell>
          <table:table-cell table:style-name="Tabela1.A2" office:value-type="string">
            <text:p text:style-name="P46">‘<text:span text:style-name="T6">vehicle’ </text:span><text:span text:style-name="T45">(string)</text:span></text:p>
          </table:table-cell>
          <table:table-cell table:style-name="Tabela1.A2" office:value-type="string">
            <text:p text:style-name="P54"><text:span text:style-name="T44">Y</text:span>es</text:p>
          </table:table-cell>
          <table:table-cell table:style-name="Tabela1.A2" office:value-type="string">
            <text:p text:style-name="P54">-</text:p>
          </table:table-cell>
          <table:table-cell table:style-name="Tabela1.E2" office:value-type="string">
            <text:p text:style-name="P54">-</text:p>
          </table:table-cell>
        </table:table-row>
      </table:table>
      <text:list xml:id="list212615954266991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  <text:list-item>
                  <text:p text:style-name="P4"><text:toc-mark-start text:id="IMark2161017338984" text:outline-level="3"/><text:span text:style-name="T16">&lt;</text:span><text:span text:style-name="T18">bodies&gt;</text:span><text:toc-mark-end text:id="IMark2161017338984"/><text:span text:style-name="T2"><text:line-break/></text:span><text:span text:style-name="T45">C</text:span><text:span text:style-name="T2">ontains a list of bodies that form a car. </text:span><text:span text:style-name="T18">It is child of a &lt;root&gt; node</text:span><text:span text:style-name="T2">. Usually at least main car body and wheels should be a separate bodies. It has no attributes.</text:span></text:p>
                </text:list-item>
                <text:list-item>
                  <text:p text:style-name="P4"><text:toc-mark-start text:id="IMark2161017338984" text:outline-level="3"/><text:span text:style-name="T18">&lt;</text:span><text:span text:style-name="T27">body&gt;</text:span><text:toc-mark-end text:id="IMark2161017338984"/><text:span text:style-name="T2"><text:line-break/></text:span><text:span text:style-name="T45">C</text:span><text:span text:style-name="T2">ontains parameters of the car body. </text:span><text:span text:style-name="T5">I</text:span><text:span text:style-name="T17">t is a child of the &lt;bodies&gt;</text:span><text:span text:style-name="T5"> </text:span><text:span text:style-name="T17">node</text:span><text:span text:style-name="T5">, and contains the following</text:span><text:span text:style-name="T2"> attributes:<text:line-break/></text:span></text:p>
                </text:list-item>
              </text:list>
            </text:list-item>
          </text:list>
        </text:list-item>
      </text:list>
      <text:p text:style-name="P44"><text:span text:style-name="T63">Table</text:span> <text:sequence text:ref-name="refTable1" text:name="Table" text:formula="ooow:Table+1" style:num-format="1">2</text:sequence>: <text:span text:style-name="T60">Car </text:span>&lt;body&gt; attributes</text:p>
      <table:table table:name="Tabela2" table:style-name="Tabela2">
        <table:table-column table:style-name="Tabela2.A" table:number-columns-repeated="3"/>
        <table:table-column table:style-name="Tabela2.D"/>
        <table:table-column table:style-name="Tabela2.E"/>
        <table:table-header-rows>
          <table:table-row table:style-name="Tabela2.1">
            <table:table-cell table:style-name="Tabela2.A1" office:value-type="string">
              <text:p text:style-name="P65">Attribute</text:p>
            </table:table-cell>
            <table:table-cell table:style-name="Tabela2.A1" office:value-type="string">
              <text:p text:style-name="P65">Values</text:p>
            </table:table-cell>
            <table:table-cell table:style-name="Tabela2.A1" office:value-type="string">
              <text:p text:style-name="P61">Mandatory</text:p>
            </table:table-cell>
            <table:table-cell table:style-name="Tabela2.A1" office:value-type="string">
              <text:p text:style-name="P61">Defaults to when not present</text:p>
            </table:table-cell>
            <table:table-cell table:style-name="Tabela2.E1" office:value-type="string">
              <text:p text:style-name="P61">Notes</text:p>
            </table:table-cell>
          </table:table-row>
        </table:table-header-rows>
        <table:table-row table:style-name="TableLine2161004185104">
          <table:table-cell table:style-name="Tabela2.A2" office:value-type="string">
            <text:p text:style-name="P58">central</text:p>
          </table:table-cell>
          <table:table-cell table:style-name="Tabela2.A2" office:value-type="string">
            <text:p text:style-name="P47">‘<text:span text:style-name="T7">True</text:span><text:span text:style-name="T6">’, ‘</text:span><text:span text:style-name="T7">False’ </text:span><text:span text:style-name="T92">(string)</text:span></text:p>
          </table:table-cell>
          <table:table-cell table:style-name="Tabela2.A2" office:value-type="string">
            <text:p text:style-name="P55"><text:span text:style-name="T7">Y</text:span>es <text:span text:style-name="T7">(for one body)</text:span></text:p>
          </table:table-cell>
          <table:table-cell table:style-name="Tabela2.A2" office:value-type="string">
            <text:p text:style-name="P55">‘<text:span text:style-name="T7">False’</text:span></text:p>
          </table:table-cell>
          <table:table-cell table:style-name="Tabela2.E2" office:value-type="string">
            <text:p text:style-name="P58">One and only one body should have its ‘central’ attribute set to ‘True’. <text:line-break/>I<text:span text:style-name="T2">f true, this body will be tr</text:span><text:span text:style-name="T4">e</text:span><text:span text:style-name="T2">ated as a central car body. Rotations will be applied to center of mass of this body, and other </text:span>car <text:span text:style-name="T2">bodies/</text:span><text:span text:style-name="T14">shapes</text:span><text:span text:style-name="T2"> will be mirrored to this body when flipped. </text:span></text:p>
          </table:table-cell>
        </table:table-row>
        <table:table-row table:style-name="TableLine2161004185104">
          <table:table-cell table:style-name="Tabela2.A2" office:value-type="string">
            <text:p text:style-name="P78">rotational_force</text:p>
          </table:table-cell>
          <table:table-cell table:style-name="Tabela2.A2" office:value-type="string">
            <text:p text:style-name="P47">‘<text:span text:style-name="T34">20.</text:span><text:span text:style-name="T92">0</text:span><text:span text:style-name="T34">’ </text:span><text:span text:style-name="T45">(float value)</text:span></text:p>
          </table:table-cell>
          <table:table-cell table:style-name="Tabela2.A2" office:value-type="string">
            <text:p text:style-name="P78">No</text:p>
          </table:table-cell>
          <table:table-cell table:style-name="Tabela2.A2" office:value-type="string">
            <text:p text:style-name="P55"><text:span text:style-name="T34">20</text:span></text:p>
          </table:table-cell>
          <table:table-cell table:style-name="Tabela2.E2" office:value-type="string">
            <text:p text:style-name="P78">How fast body will be rotated whel left/right rot keys are pressed.<text:line-break/><text:span text:style-name="T19">O</text:span><text:span text:style-name="T15">nly valid for ‘central’ body.</text:span></text:p>
          </table:table-cell>
        </table:table-row>
        <table:table-row table:style-name="TableLine2161004185104">
          <table:table-cell table:style-name="Tabela2.A2" office:value-type="string">
            <text:p text:style-name="P78">rotational_limit</text:p>
          </table:table-cell>
          <table:table-cell table:style-name="Tabela2.A2" office:value-type="string">
            <text:p text:style-name="P47">‘<text:span text:style-name="T34">2.</text:span><text:span text:style-name="T92">0</text:span><text:span text:style-name="T34">’ </text:span><text:span text:style-name="T45">(float value)</text:span></text:p>
          </table:table-cell>
          <table:table-cell table:style-name="Tabela2.A2" office:value-type="string">
            <text:p text:style-name="P78">No</text:p>
          </table:table-cell>
          <table:table-cell table:style-name="Tabela2.A2" office:value-type="string">
            <text:p text:style-name="P78">2</text:p>
          </table:table-cell>
          <table:table-cell table:style-name="Tabela2.E2" office:value-type="string">
            <text:p text:style-name="P78">Rotation limit.<text:line-break/><text:span text:style-name="T20">Only valid</text:span><text:span text:style-name="T15"> for ‘central’ body.</text:span></text:p>
          </table:table-cell>
        </table:table-row>
        <table:table-row table:style-name="TableLine2161004185104">
          <table:table-cell table:style-name="Tabela2.A2" office:value-type="string">
            <text:p text:style-name="P58">motor</text:p>
          </table:table-cell>
          <table:table-cell table:style-name="Tabela2.A2" office:value-type="string">
            <text:p text:style-name="P47">‘<text:span text:style-name="T7">True’, ‘False’ </text:span><text:span text:style-name="T92">(string)</text:span></text:p>
          </table:table-cell>
          <table:table-cell table:style-name="Tabela2.A2" office:value-type="string">
            <text:p text:style-name="P47"><text:span text:style-name="T7">Yes (for at least one body)</text:span></text:p>
          </table:table-cell>
          <table:table-cell table:style-name="Tabela2.A2" office:value-type="string">
            <text:p text:style-name="P55">‘<text:span text:style-name="T7">False’</text:span></text:p>
          </table:table-cell>
          <table:table-cell table:style-name="Tabela2.E2" office:value-type="string">
            <text:p text:style-name="P19"><text:span text:style-name="T7">At least one body should have its ‘central’ attribute set to ‘True’. <text:line-break/>I</text:span>f ‘True’, this body will rotate when acceleration/deceleration key is pressed.</text:p>
          </table:table-cell>
        </table:table-row>
        <text:soft-page-break/>
        <table:table-row table:style-name="TableLine2161004185104">
          <table:table-cell table:style-name="Tabela2.A2" office:value-type="string">
            <text:p text:style-name="P58">speed</text:p>
          </table:table-cell>
          <table:table-cell table:style-name="Tabela2.A2" office:value-type="string">
            <text:p text:style-name="P47">‘<text:span text:style-name="T7">20.0’ (float value)</text:span></text:p>
          </table:table-cell>
          <table:table-cell table:style-name="Tabela2.A2" office:value-type="string">
            <text:p text:style-name="P58">Yes</text:p>
          </table:table-cell>
          <table:table-cell table:style-name="Tabela2.A2" office:value-type="string">
            <text:p text:style-name="P55">-</text:p>
          </table:table-cell>
          <table:table-cell table:style-name="Tabela2.E2" office:value-type="string">
            <text:p text:style-name="P19"><text:span text:style-name="T7">H</text:span>ow fast the body will rotate when acceleration/deceleration key is pressed <text:span text:style-name="T7">(for deceleration half of the value is used).<text:line-break/></text:span><text:span text:style-name="T21">Only valid for ‘motor’ bodies.</text:span></text:p>
          </table:table-cell>
        </table:table-row>
        <table:table-row table:style-name="TableLine2161004185104">
          <table:table-cell table:style-name="Tabela2.A2" office:value-type="string">
            <text:p text:style-name="P58">acc</text:p>
          </table:table-cell>
          <table:table-cell table:style-name="Tabela2.A2" office:value-type="string">
            <text:p text:style-name="P47">‘<text:span text:style-name="T7">0.05’ </text:span><text:span text:style-name="T10">(float value)</text:span></text:p>
          </table:table-cell>
          <table:table-cell table:style-name="Tabela2.A2" office:value-type="string">
            <text:p text:style-name="P77">No</text:p>
          </table:table-cell>
          <table:table-cell table:style-name="Tabela2.A2" office:value-type="string">
            <text:p text:style-name="P55"><text:span text:style-name="T33">0.05</text:span></text:p>
          </table:table-cell>
          <table:table-cell table:style-name="Tabela2.E2" office:value-type="string">
            <text:p text:style-name="P23">How fast body will gain rotational velocity.<text:line-break/><text:span text:style-name="T21">Only valid for ‘motor’ bodies.</text:span></text:p>
          </table:table-cell>
        </table:table-row>
        <table:table-row table:style-name="TableLine2161004185104">
          <table:table-cell table:style-name="Tabela2.A2" office:value-type="string">
            <text:p text:style-name="P58">differential_dest</text:p>
          </table:table-cell>
          <table:table-cell table:style-name="Tabela2.A2" office:value-type="string">
            <text:p text:style-name="P47">‘<text:span text:style-name="T7">id</text:span><text:span text:style-name="T34">1 id2</text:span><text:span text:style-name="T7">’ (</text:span><text:span text:style-name="T34">space separated </text:span><text:span text:style-name="T7">string</text:span><text:span text:style-name="T34">s</text:span><text:span text:style-name="T7">)</text:span></text:p>
          </table:table-cell>
          <table:table-cell table:style-name="Tabela2.A2" office:value-type="string">
            <text:p text:style-name="P59">No</text:p>
          </table:table-cell>
          <table:table-cell table:style-name="Tabela2.A2" office:value-type="string">
            <text:p text:style-name="P55">-</text:p>
          </table:table-cell>
          <table:table-cell table:style-name="Tabela2.E2" office:value-type="string">
            <text:p text:style-name="P20"><text:span text:style-name="T8">W</text:span><text:span text:style-name="T3">hen differential mode is true, bod</text:span><text:span text:style-name="T34">ies</text:span><text:span text:style-name="T3"> mentioned in this attribute will receive the same rotational values as current body (this body acts as a driver </text:span><text:span text:style-name="T8">to</text:span><text:span text:style-name="T3"> the destination bod</text:span><text:span text:style-name="T46">ies</text:span><text:span text:style-name="T3">).<text:line-break/></text:span><text:span text:style-name="T22">Only valid for ‘motor’ bodies.</text:span></text:p>
          </table:table-cell>
        </table:table-row>
        <table:table-row table:style-name="TableLine2161004185104">
          <table:table-cell table:style-name="Tabela2.A2" office:value-type="string">
            <text:p text:style-name="P60">texture</text:p>
          </table:table-cell>
          <table:table-cell table:style-name="Tabela2.A2" office:value-type="string">
            <text:p text:style-name="P47">‘<text:span text:style-name="T9">tex.png’ </text:span><text:span text:style-name="T90">(string)</text:span></text:p>
          </table:table-cell>
          <table:table-cell table:style-name="Tabela2.A2" office:value-type="string">
            <text:p text:style-name="P60">Yes</text:p>
          </table:table-cell>
          <table:table-cell table:style-name="Tabela2.A2" office:value-type="string">
            <text:p text:style-name="P55">-</text:p>
          </table:table-cell>
          <table:table-cell table:style-name="Tabela2.E2" office:value-type="string">
            <text:p text:style-name="P21"><text:span text:style-name="T9">L</text:span><text:span text:style-name="T3">ink to texture that will be drawn as this body.</text:span></text:p>
          </table:table-cell>
        </table:table-row>
        <table:table-row table:style-name="TableLine2161004185104">
          <table:table-cell table:style-name="Tabela2.A2" office:value-type="string">
            <text:p text:style-name="P70">type</text:p>
          </table:table-cell>
          <table:table-cell table:style-name="Tabela2.A2" office:value-type="string">
            <text:p text:style-name="P47">‘<text:span text:style-name="T10">DYNAMIC’,<text:line-break/>‘STATIC’,</text:span></text:p>
            <text:p text:style-name="P47">‘<text:span text:style-name="T10">KINEMATIC’ </text:span><text:span text:style-name="T90">(string)</text:span></text:p>
          </table:table-cell>
          <table:table-cell table:style-name="Tabela2.A2" office:value-type="string">
            <text:p text:style-name="P75">Yes</text:p>
          </table:table-cell>
          <table:table-cell table:style-name="Tabela2.A2" office:value-type="string">
            <text:p text:style-name="P55">-</text:p>
          </table:table-cell>
          <table:table-cell table:style-name="Tabela2.E2" office:value-type="string">
            <text:p text:style-name="P22"><text:span text:style-name="T10">S</text:span><text:span text:style-name="T3">ee pymunk documentation.</text:span></text:p>
          </table:table-cell>
        </table:table-row>
        <table:table-row table:style-name="TableLine2161004185104">
          <table:table-cell table:style-name="Tabela2.A2" office:value-type="string">
            <text:p text:style-name="P70">texture_flip_lr</text:p>
          </table:table-cell>
          <table:table-cell table:style-name="Tabela2.A2" office:value-type="string">
            <text:p text:style-name="P47">‘<text:span text:style-name="T10">True’ </text:span><text:span text:style-name="T90">or</text:span><text:span text:style-name="T10"> ‘False’ </text:span><text:span text:style-name="T90">(string)</text:span></text:p>
          </table:table-cell>
          <table:table-cell table:style-name="Tabela2.A2" office:value-type="string">
            <text:p text:style-name="P70">No</text:p>
          </table:table-cell>
          <table:table-cell table:style-name="Tabela2.A2" office:value-type="string">
            <text:p text:style-name="P47"><text:span text:style-name="T10">‘</text:span><text:span text:style-name="T47">True</text:span><text:span text:style-name="T10">’</text:span></text:p>
          </table:table-cell>
          <table:table-cell table:style-name="Tabela2.E2" office:value-type="string">
            <text:p text:style-name="P13"><text:span text:style-name="T10">S</text:span><text:span text:style-name="T3">et to ‘</text:span><text:span text:style-name="T10">False’</text:span><text:span text:style-name="T3"> if the </text:span><text:span text:style-name="T10">car </text:span><text:span text:style-name="T3">texture faces left.</text:span></text:p>
          </table:table-cell>
        </table:table-row>
        <table:table-row table:style-name="TableLine2161004185104">
          <table:table-cell table:style-name="Tabela2.A2" office:value-type="string">
            <text:p text:style-name="P70">texture_scale</text:p>
          </table:table-cell>
          <table:table-cell table:style-name="Tabela2.A2" office:value-type="string">
            <text:p text:style-name="P47">‘<text:span text:style-name="T10">2.</text:span><text:span text:style-name="T92">0</text:span><text:span text:style-name="T10">’ (float value)</text:span></text:p>
          </table:table-cell>
          <table:table-cell table:style-name="Tabela2.A2" office:value-type="string">
            <text:p text:style-name="P70">No</text:p>
          </table:table-cell>
          <table:table-cell table:style-name="Tabela2.A2" office:value-type="string">
            <text:p text:style-name="P70">1</text:p>
          </table:table-cell>
          <table:table-cell table:style-name="Tabela2.E2" office:value-type="string">
            <text:p text:style-name="P13"><text:span text:style-name="T10">S</text:span><text:span text:style-name="T3">et if the texture should be draw scaled</text:span></text:p>
          </table:table-cell>
        </table:table-row>
        <table:table-row table:style-name="TableLine2161004185104">
          <table:table-cell table:style-name="Tabela2.A2" office:value-type="string">
            <text:p text:style-name="P71">position_x,</text:p>
            <text:p text:style-name="P71">position_y</text:p>
          </table:table-cell>
          <table:table-cell table:style-name="Tabela2.A2" office:value-type="string">
            <text:p text:style-name="P47">‘<text:span text:style-name="T11">30.</text:span><text:span text:style-name="T92">0</text:span><text:span text:style-name="T11">’ (float value)</text:span></text:p>
          </table:table-cell>
          <table:table-cell table:style-name="Tabela2.A2" office:value-type="string">
            <text:p text:style-name="P75">No</text:p>
          </table:table-cell>
          <table:table-cell table:style-name="Tabela2.A2" office:value-type="string">
            <text:p text:style-name="P75">0</text:p>
          </table:table-cell>
          <table:table-cell table:style-name="Tabela2.E2" office:value-type="string">
            <text:p text:style-name="P14"><text:span text:style-name="T11">I</text:span><text:span text:style-name="T3">nitial body position. Important when setting constraints (bodies will be moved to their positions, and then constraints will be added).</text:span></text:p>
          </table:table-cell>
        </table:table-row>
        <table:table-row table:style-name="TableLine2161004185104">
          <table:table-cell table:style-name="Tabela2.A2" office:value-type="string">
            <text:p text:style-name="P79">position</text:p>
          </table:table-cell>
          <table:table-cell table:style-name="Tabela2.A2" office:value-type="string">
            <text:p text:style-name="P47">‘<text:span text:style-name="T35">20.</text:span><text:span text:style-name="T92">0</text:span><text:span text:style-name="T35"> 30.</text:span><text:span text:style-name="T92">0</text:span><text:span text:style-name="T35">’ (two float values separated with a space)</text:span></text:p>
          </table:table-cell>
          <table:table-cell table:style-name="Tabela2.A2" office:value-type="string">
            <text:p text:style-name="P79">No</text:p>
          </table:table-cell>
          <table:table-cell table:style-name="Tabela2.A2" office:value-type="string">
            <text:p text:style-name="P80">0, 0</text:p>
          </table:table-cell>
          <table:table-cell table:style-name="Tabela2.E2" office:value-type="string">
            <text:p text:style-name="P30">Initial body position (see above).</text:p>
          </table:table-cell>
        </table:table-row>
        <table:table-row table:style-name="TableLine2161004185104">
          <table:table-cell table:style-name="Tabela2.A2" office:value-type="string">
            <text:p text:style-name="P71">id</text:p>
          </table:table-cell>
          <table:table-cell table:style-name="Tabela2.A2" office:value-type="string">
            <text:p text:style-name="P47">‘<text:span text:style-name="T11">rightWheel’ </text:span><text:span text:style-name="T90">(string)</text:span></text:p>
          </table:table-cell>
          <table:table-cell table:style-name="Tabela2.A2" office:value-type="string">
            <text:p text:style-name="P71">Yes</text:p>
          </table:table-cell>
          <table:table-cell table:style-name="Tabela2.A2" office:value-type="string">
            <text:p text:style-name="P70">-</text:p>
          </table:table-cell>
          <table:table-cell table:style-name="Tabela2.E2" office:value-type="string">
            <text:p text:style-name="P14"><text:span text:style-name="T11">N</text:span><text:span text:style-name="T3">ame of the body. Each such id should be unique </text:span><text:span text:style-name="T11">in the file</text:span><text:span text:style-name="T3">. It is used e.g. as differential destination, constraints also uses id to link bodies/</text:span><text:span text:style-name="T11">shapes.</text:span></text:p>
          </table:table-cell>
        </table:table-row>
        <table:table-row table:style-name="TableLine2161004185104">
          <table:table-cell table:style-name="Tabela2.A2" office:value-type="string">
            <text:p text:style-name="P71">mass</text:p>
          </table:table-cell>
          <table:table-cell table:style-name="Tabela2.A2" office:value-type="string">
            <text:p text:style-name="P47">‘<text:span text:style-name="T11">20.</text:span><text:span text:style-name="T92">0</text:span><text:span text:style-name="T11">’ (float value)</text:span></text:p>
          </table:table-cell>
          <table:table-cell table:style-name="Tabela2.A2" office:value-type="string">
            <text:p text:style-name="P75">No</text:p>
          </table:table-cell>
          <table:table-cell table:style-name="Tabela2.A2" office:value-type="string">
            <text:p text:style-name="P75">Infinity</text:p>
          </table:table-cell>
          <table:table-cell table:style-name="Tabela2.E2" office:value-type="string">
            <text:p text:style-name="P14"><text:span text:style-name="T11">M</text:span><text:span text:style-name="T3">ass of a body. It is set after shapes are added to body.</text:span></text:p>
          </table:table-cell>
        </table:table-row>
        <text:soft-page-break/>
        <table:table-row table:style-name="TableLine2161004185104">
          <table:table-cell table:style-name="Tabela2.A2" office:value-type="string">
            <text:p text:style-name="P71">moment</text:p>
          </table:table-cell>
          <table:table-cell table:style-name="Tabela2.A2" office:value-type="string">
            <text:p text:style-name="P47">‘<text:span text:style-name="T11">20.</text:span><text:span text:style-name="T92">0</text:span><text:span text:style-name="T11">’ (float value)</text:span></text:p>
          </table:table-cell>
          <table:table-cell table:style-name="Tabela2.A2" office:value-type="string">
            <text:p text:style-name="P75">No</text:p>
          </table:table-cell>
          <table:table-cell table:style-name="Tabela2.A2" office:value-type="string">
            <text:p text:style-name="P75">Infinity</text:p>
          </table:table-cell>
          <table:table-cell table:style-name="Tabela2.E2" office:value-type="string">
            <text:p text:style-name="P14"><text:span text:style-name="T11">M</text:span><text:span text:style-name="T3">oment of inertia of the body</text:span></text:p>
          </table:table-cell>
        </table:table-row>
        <table:table-row table:style-name="TableLine2161004185104">
          <table:table-cell table:style-name="Tabela2.A2" office:value-type="string">
            <text:p text:style-name="P76">start_angle</text:p>
          </table:table-cell>
          <table:table-cell table:style-name="Tabela2.A2" office:value-type="string">
            <text:p text:style-name="P47">‘<text:span text:style-name="T32">20.</text:span><text:span text:style-name="T92">0</text:span><text:span text:style-name="T32">’ </text:span><text:span text:style-name="T91">(float value)</text:span></text:p>
          </table:table-cell>
          <table:table-cell table:style-name="Tabela2.A2" office:value-type="string">
            <text:p text:style-name="P76">No</text:p>
          </table:table-cell>
          <table:table-cell table:style-name="Tabela2.A2" office:value-type="string">
            <text:p text:style-name="P76">0</text:p>
          </table:table-cell>
          <table:table-cell table:style-name="Tabela2.E2" office:value-type="string">
            <text:p text:style-name="P29">Sets starting angle of the body.</text:p>
          </table:table-cell>
        </table:table-row>
      </table:table>
      <text:list xml:id="list21261733601905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6"/>
                    </text:list-header>
                  </text:list>
                </text:list-item>
                <text:list-item>
                  <text:p text:style-name="P5"><text:toc-mark-start text:id="IMark2160978219976" text:outline-level="3"/><text:span text:style-name="T16">&lt;</text:span><text:span text:style-name="T17">shape</text:span><text:span text:style-name="T18">&gt;</text:span><text:toc-mark-end text:id="IMark2160978219976"/><text:span text:style-name="T2"><text:line-break/></text:span><text:span text:style-name="T61">C</text:span><text:span text:style-name="T2">ontains parameters of </text:span><text:span text:style-name="T5">shapes that form a body</text:span><text:span text:style-name="T2">. </text:span><text:span text:style-name="T17">It is a child of the &lt;body&gt; node</text:span><text:span text:style-name="T5"> for which it will be added, and contains the following</text:span><text:span text:style-name="T2"> attributes:</text:span></text:p>
                </text:list-item>
              </text:list>
            </text:list-item>
          </text:list>
        </text:list-item>
      </text:list>
      <text:p text:style-name="P15"/>
      <text:p text:style-name="P44"><text:span text:style-name="T63">Table</text:span> <text:sequence text:ref-name="refTable2" text:name="Table" text:formula="ooow:Table+1" style:num-format="1">3</text:sequence>: <text:span text:style-name="T60">Car </text:span>&lt;shape&gt; attributes</text:p>
      <table:table table:name="Tabela3" table:style-name="Tabela3">
        <table:table-column table:style-name="Tabela3.A" table:number-columns-repeated="3"/>
        <table:table-column table:style-name="Tabela3.D"/>
        <table:table-column table:style-name="Tabela3.E"/>
        <table:table-header-rows>
          <table:table-row table:style-name="Tabela3.1">
            <table:table-cell table:style-name="Tabela3.A1" office:value-type="string">
              <text:p text:style-name="P67">Attribute</text:p>
            </table:table-cell>
            <table:table-cell table:style-name="Tabela3.A1" office:value-type="string">
              <text:p text:style-name="P67">Values</text:p>
            </table:table-cell>
            <table:table-cell table:style-name="Tabela3.A1" office:value-type="string">
              <text:p text:style-name="P63">Mandatory</text:p>
            </table:table-cell>
            <table:table-cell table:style-name="Tabela3.A1" office:value-type="string">
              <text:p text:style-name="P63">Defaults to when not present</text:p>
            </table:table-cell>
            <table:table-cell table:style-name="Tabela3.E1" office:value-type="string">
              <text:p text:style-name="P63">Notes</text:p>
            </table:table-cell>
          </table:table-row>
        </table:table-header-rows>
        <table:table-row table:style-name="TableLine2160916082656">
          <table:table-cell table:style-name="Tabela3.A2" office:value-type="string">
            <text:p text:style-name="P72">id</text:p>
          </table:table-cell>
          <table:table-cell table:style-name="Tabela3.A2" office:value-type="string">
            <text:p text:style-name="P48">‘<text:span text:style-name="T12">wheelShape1’ </text:span><text:span text:style-name="T37">(string)</text:span></text:p>
          </table:table-cell>
          <table:table-cell table:style-name="Tabela3.A2" office:value-type="string">
            <text:p text:style-name="P56"><text:span text:style-name="T7">Y</text:span>es</text:p>
          </table:table-cell>
          <table:table-cell table:style-name="Tabela3.A2" office:value-type="string">
            <text:p text:style-name="P56">-</text:p>
          </table:table-cell>
          <table:table-cell table:style-name="Tabela3.E2" office:value-type="string">
            <text:p text:style-name="P14"><text:span text:style-name="T11">N</text:span><text:span text:style-name="T3">ame of the </text:span><text:span text:style-name="T12">shape</text:span><text:span text:style-name="T3">. Each such id should be unique </text:span><text:span text:style-name="T11">in the file</text:span><text:span text:style-name="T3">. </text:span><text:span text:style-name="T12">C</text:span><text:span text:style-name="T3">onstraints uses id to link bodies/</text:span><text:span text:style-name="T11">shapes.</text:span></text:p>
          </table:table-cell>
        </table:table-row>
        <table:table-row table:style-name="TableLine2160916082656">
          <table:table-cell table:style-name="Tabela3.A2" office:value-type="string">
            <text:p text:style-name="P72">elasticity</text:p>
          </table:table-cell>
          <table:table-cell table:style-name="Tabela3.A2" office:value-type="string">
            <text:p text:style-name="P48">‘<text:span text:style-name="T12">1.</text:span><text:span text:style-name="T92">0</text:span><text:span text:style-name="T12">’ (float value)</text:span></text:p>
          </table:table-cell>
          <table:table-cell table:style-name="Tabela3.A2" office:value-type="string">
            <text:p text:style-name="P72">No</text:p>
          </table:table-cell>
          <table:table-cell table:style-name="Tabela3.A2" office:value-type="string">
            <text:p text:style-name="P81">0</text:p>
          </table:table-cell>
          <table:table-cell table:style-name="Tabela3.E2" office:value-type="string">
            <text:p text:style-name="P15"><text:span text:style-name="T5">How </text:span><text:span text:style-name="T12">bouncy</text:span><text:span text:style-name="T5"> the shape </text:span><text:span text:style-name="T12">is.</text:span></text:p>
          </table:table-cell>
        </table:table-row>
        <table:table-row table:style-name="Tabela3.1">
          <table:table-cell table:style-name="Tabela3.A2" office:value-type="string">
            <text:p text:style-name="P72">friction</text:p>
          </table:table-cell>
          <table:table-cell table:style-name="Tabela3.A2" office:value-type="string">
            <text:p text:style-name="P48">‘<text:span text:style-name="T12">0.9’ (float value)</text:span></text:p>
          </table:table-cell>
          <table:table-cell table:style-name="Tabela3.A2" office:value-type="string">
            <text:p text:style-name="P74">Yes</text:p>
          </table:table-cell>
          <table:table-cell table:style-name="Tabela3.A2" office:value-type="string">
            <text:p text:style-name="P82">0</text:p>
          </table:table-cell>
          <table:table-cell table:style-name="Tabela3.E2" office:value-type="string">
            <text:p text:style-name="P24">Friction parameter.</text:p>
          </table:table-cell>
        </table:table-row>
        <table:table-row table:style-name="TableLine2160916082656">
          <table:table-cell table:style-name="Tabela3.A2" office:value-type="string">
            <text:p text:style-name="P74">density</text:p>
          </table:table-cell>
          <table:table-cell table:style-name="Tabela3.A2" office:value-type="string">
            <text:p text:style-name="P48">‘<text:span text:style-name="T13">123.</text:span><text:span text:style-name="T92">0</text:span><text:span text:style-name="T13">’ (float value)</text:span></text:p>
          </table:table-cell>
          <table:table-cell table:style-name="Tabela3.A2" office:value-type="string">
            <text:p text:style-name="P74">No</text:p>
          </table:table-cell>
          <table:table-cell table:style-name="Tabela3.A2" office:value-type="string">
            <text:p text:style-name="P74">0</text:p>
          </table:table-cell>
          <table:table-cell table:style-name="Tabela3.E2" office:value-type="string">
            <text:p text:style-name="P24">I<text:span text:style-name="T5">f present and not zero, mass of the body will be updated by a volume and density of the shape</text:span></text:p>
          </table:table-cell>
        </table:table-row>
        <table:table-row table:style-name="TableLine2160916082656">
          <table:table-cell table:style-name="Tabela3.A2" office:value-type="string">
            <text:p text:style-name="P74">type</text:p>
          </table:table-cell>
          <table:table-cell table:style-name="Tabela3.A2" office:value-type="string">
            <text:p text:style-name="P48">‘<text:span text:style-name="T13">CIRCLE’,</text:span></text:p>
            <text:p text:style-name="P48">‘<text:span text:style-name="T13">POLY’,</text:span></text:p>
            <text:p text:style-name="P48">‘<text:span text:style-name="T13">SEGMENT’ </text:span><text:span text:style-name="T91">(string)</text:span></text:p>
          </table:table-cell>
          <table:table-cell table:style-name="Tabela3.A2" office:value-type="string">
            <text:p text:style-name="P74">Yes</text:p>
          </table:table-cell>
          <table:table-cell table:style-name="Tabela3.A2" office:value-type="string">
            <text:p text:style-name="P74">-</text:p>
          </table:table-cell>
          <table:table-cell table:style-name="Tabela3.E2" office:value-type="string">
            <text:p text:style-name="P24">What kind of body is it. <text:line-break/>See pymunk documentation <text:span text:style-name="T14">and attribute description below</text:span>.</text:p>
          </table:table-cell>
        </table:table-row>
        <table:table-row table:style-name="TableLine2160916082656">
          <table:table-cell table:style-name="Tabela3.A2" office:value-type="string">
            <text:p text:style-name="P83">a_x,<text:line-break/>a_y,<text:line-break/>b_x,<text:line-break/>b_y</text:p>
          </table:table-cell>
          <table:table-cell table:style-name="Tabela3.A2" office:value-type="string">
            <text:p text:style-name="P48">‘<text:span text:style-name="T36">1.</text:span><text:span text:style-name="T92">0</text:span><text:span text:style-name="T36">’ (float value)</text:span></text:p>
          </table:table-cell>
          <table:table-cell table:style-name="Tabela3.A2" office:value-type="string">
            <text:p text:style-name="P83">Yes</text:p>
          </table:table-cell>
          <table:table-cell table:style-name="Tabela3.A2" office:value-type="string">
            <text:p text:style-name="P74">-</text:p>
          </table:table-cell>
          <table:table-cell table:style-name="Tabela3.E2" office:value-type="string">
            <text:p text:style-name="P31">X and Y coordinates of the segment.<text:line-break/><text:span text:style-name="T15">Only valid for the ‘SEGMENT’ shape.</text:span></text:p>
          </table:table-cell>
        </table:table-row>
        <table:table-row table:style-name="TableLine2160916082656">
          <table:table-cell table:style-name="Tabela3.A2" office:value-type="string">
            <text:p text:style-name="P83">offset_x,<text:line-break/>offset_y</text:p>
          </table:table-cell>
          <table:table-cell table:style-name="Tabela3.A2" office:value-type="string">
            <text:p text:style-name="P48">‘<text:span text:style-name="T36">2.</text:span><text:span text:style-name="T92">0</text:span><text:span text:style-name="T36">’ (float value)</text:span></text:p>
          </table:table-cell>
          <table:table-cell table:style-name="Tabela3.A2" office:value-type="string">
            <text:p text:style-name="P83">Yes</text:p>
          </table:table-cell>
          <table:table-cell table:style-name="Tabela3.A2" office:value-type="string">
            <text:p text:style-name="P74">-</text:p>
          </table:table-cell>
          <table:table-cell table:style-name="Tabela3.E2" office:value-type="string">
            <text:p text:style-name="P31">X and Y coordinates of the circle.</text:p>
            <text:p text:style-name="P25">Only valid for ‘CIRCLE’ shape.</text:p>
          </table:table-cell>
        </table:table-row>
        <text:soft-page-break/>
        <table:table-row table:style-name="TableLine2160916082656">
          <table:table-cell table:style-name="Tabela3.A2" office:value-type="string">
            <text:p text:style-name="P84">radius</text:p>
          </table:table-cell>
          <table:table-cell table:style-name="Tabela3.A2" office:value-type="string">
            <text:p text:style-name="P48">‘<text:span text:style-name="T37">3.</text:span><text:span text:style-name="T92">0</text:span><text:span text:style-name="T37">’ (float value)</text:span></text:p>
          </table:table-cell>
          <table:table-cell table:style-name="Tabela3.A2" office:value-type="string">
            <text:p text:style-name="P84">No</text:p>
          </table:table-cell>
          <table:table-cell table:style-name="Tabela3.A2" office:value-type="string">
            <text:p text:style-name="P84">1</text:p>
          </table:table-cell>
          <table:table-cell table:style-name="Tabela3.E2" office:value-type="string">
            <text:p text:style-name="P32">Radius of circle or thickness of segment.</text:p>
            <text:p text:style-name="P26">Only valid for “CIRCLE’ and ‘SEGMENT’ shapes.</text:p>
          </table:table-cell>
        </table:table-row>
        <table:table-row table:style-name="TableLine2160916082656">
          <table:table-cell table:style-name="Tabela3.A2" office:value-type="string">
            <text:p text:style-name="P75">collision_type</text:p>
          </table:table-cell>
          <table:table-cell table:style-name="Tabela3.A2" office:value-type="string">
            <text:p text:style-name="P48">‘<text:span text:style-name="T41">1’ (</text:span><text:span text:style-name="T42">32 bits or </text:span><text:span text:style-name="T41">integer value)</text:span></text:p>
          </table:table-cell>
          <table:table-cell table:style-name="Tabela3.A2" office:value-type="string">
            <text:p text:style-name="P88">No</text:p>
          </table:table-cell>
          <table:table-cell table:style-name="Tabela3.A2" office:value-type="string">
            <text:p text:style-name="P74">-</text:p>
          </table:table-cell>
          <table:table-cell table:style-name="Tabela3.E2" office:value-type="string">
            <text:p text:style-name="P34">When given, value of the collision type for this body can be used in a collision callback (pre/post/begin/end functions).</text:p>
          </table:table-cell>
        </table:table-row>
        <table:table-row table:style-name="TableLine2160916082656">
          <table:table-cell table:style-name="Tabela3.A2" office:value-type="string">
            <text:p text:style-name="P75">collision_group</text:p>
          </table:table-cell>
          <table:table-cell table:style-name="Tabela3.A2" office:value-type="string">
            <text:p text:style-name="P48">‘<text:span text:style-name="T39">0b110011’ (32 bits </text:span><text:span text:style-name="T42">or integer value</text:span><text:span text:style-name="T39">)</text:span></text:p>
          </table:table-cell>
          <table:table-cell table:style-name="Tabela3.A2" office:value-type="string">
            <text:p text:style-name="P85">No</text:p>
          </table:table-cell>
          <table:table-cell table:style-name="Tabela3.A2" office:value-type="string">
            <text:p text:style-name="P85">0</text:p>
          </table:table-cell>
          <table:table-cell table:style-name="Tabela3.E2" office:value-type="string">
            <text:p text:style-name="P32">Shapes that have the same group do not generate collisions. <text:span text:style-name="T39">Group with the value of 0 collides with everything (does not belong to any group).</text:span></text:p>
          </table:table-cell>
        </table:table-row>
        <table:table-row table:style-name="TableLine2160916082656">
          <table:table-cell table:style-name="Tabela3.A2" office:value-type="string">
            <text:p text:style-name="P75">collision_category</text:p>
          </table:table-cell>
          <table:table-cell table:style-name="Tabela3.A2" office:value-type="string">
            <text:p text:style-name="P87">‘0b001100’ (32 bits<text:span text:style-name="T39"> </text:span><text:span text:style-name="T42">or integer value</text:span>)</text:p>
          </table:table-cell>
          <table:table-cell table:style-name="Tabela3.A2" office:value-type="string">
            <text:p text:style-name="P86">No</text:p>
          </table:table-cell>
          <table:table-cell table:style-name="Tabela3.A2" office:value-type="string">
            <text:p text:style-name="P74">0b11111111111111111111111111111111</text:p>
          </table:table-cell>
          <table:table-cell table:style-name="Tabela3.E2" table:number-rows-spanned="2" office:value-type="string">
            <text:p text:style-name="P33">Default, when not given, shapes belong to every category and collide with every category.<text:line-break/>When category is given, shape will collide with other shape, that has at least one bit in <text:span text:style-name="T38">i</text:span>ts mask that is in the current shape’<text:span text:style-name="T40">s</text:span> category.</text:p>
          </table:table-cell>
        </table:table-row>
        <table:table-row table:style-name="TableLine2160916082656">
          <table:table-cell table:style-name="Tabela3.A2" office:value-type="string">
            <text:p text:style-name="P75">collision_mask</text:p>
          </table:table-cell>
          <table:table-cell table:style-name="Tabela3.A2" office:value-type="string">
            <text:p text:style-name="P87">‘0b0111000’ <text:span text:style-name="T42">(32 bits or integer value</text:span></text:p>
          </table:table-cell>
          <table:table-cell table:style-name="Tabela3.A2" office:value-type="string">
            <text:p text:style-name="P86">No</text:p>
          </table:table-cell>
          <table:table-cell table:style-name="Tabela3.A2" office:value-type="string">
            <text:p text:style-name="P74">0b11111111111111111111111111111111</text:p>
          </table:table-cell>
          <table:covered-table-cell/>
        </table:table-row>
      </table:table>
      <text:p text:style-name="P15"/>
      <text:list xml:id="list212617539896351" text:continue-numbering="true" text:style-name="L1">
        <text:list-item>
          <text:list>
            <text:list-item>
              <text:list>
                <text:list-item>
                  <text:p text:style-name="P7"><text:toc-mark-start text:id="IMark2160978219976" text:outline-level="3"/><text:span text:style-name="T16">‘</text:span><text:span text:style-name="T23">POLY’ </text:span><text:span text:style-name="T16">&lt;</text:span><text:span text:style-name="T17">shape</text:span><text:span text:style-name="T18">&gt;</text:span><text:toc-mark-end text:id="IMark2160978219976"/><text:span text:style-name="T18"><text:line-break/></text:span><text:span text:style-name="T49">This shape contains also text value in its node, which is a space separated set of float values (two values per vertex, x and y):<text:line-break/>val_x1 val_y1 val_x2 val_y2 … val_xn val_yn<text:line-break/>for example:<text:line-break/></text:span><text:span text:style-name="T81">&lt;shape id="head" elasticity="0.9" friction="0.01" density="0.0" radius="1.0" </text:span><text:span text:style-name="T84">type="POLY"</text:span><text:span text:style-name="T81">&gt;</text:span><text:span text:style-name="T84">0.0 0.0 <text:line-break/>-90.0 10.0 0.0 40.0 90.0 20.0</text:span><text:span text:style-name="T81">&lt;/shape&gt;</text:span><text:span text:style-name="T49"><text:line-break/>val_x and val_y are points that forms a vertex of the polygon. The polygon is closed, </text:span><text:span text:style-name="T50">so </text:span><text:span text:style-name="T49">it connects its last vertex with the first one.</text:span></text:p>
                </text:list-item>
                <text:list-item>
                  <text:p text:style-name="P8"><text:toc-mark-start text:id="IMark2160978218728" text:outline-level="3"/><text:span text:style-name="T16">&lt;</text:span><text:span text:style-name="T24">constraints</text:span><text:span text:style-name="T18">&gt;</text:span><text:toc-mark-end text:id="IMark2160978218728"/><text:span text:style-name="T51"><text:line-break/></text:span><text:span text:style-name="T52">C</text:span><text:span text:style-name="T51">ontains a list of bod</text:span><text:span text:style-name="T53">y/shape constraints </text:span><text:span text:style-name="T51">that </text:span><text:span text:style-name="T53">links bodies/shapes together</text:span><text:span text:style-name="T51">. </text:span><text:span text:style-name="T18">It is child of a &lt;root&gt; node</text:span><text:span text:style-name="T51">. Usually at least main car body and wheels should </text:span><text:span text:style-name="T54">have a constraint, that will keep wheels bounded to the car frame</text:span><text:span text:style-name="T51">.</text:span></text:p>
                </text:list-item>
                <text:list-item>
                  <text:p text:style-name="P9"><text:toc-mark-start text:id="IMark2160978219592" text:outline-level="3"/><text:span text:style-name="T25">&lt;</text:span><text:span text:style-name="T26">constraint&gt;</text:span><text:toc-mark-end text:id="IMark2160978219592"/><text:span text:style-name="T52"><text:line-break/>C</text:span><text:span text:style-name="T51">ontains parameters of the </text:span><text:span text:style-name="T56">individual constraint</text:span><text:span text:style-name="T51">. </text:span><text:span text:style-name="T55">I</text:span><text:span text:style-name="T17">t is a child of the &lt;</text:span><text:span text:style-name="T26">constraints</text:span><text:span text:style-name="T17">&gt;</text:span><text:span text:style-name="T55"> </text:span><text:span text:style-name="T17">node</text:span><text:span text:style-name="T55">, and contains the following</text:span><text:span text:style-name="T51"> attributes:</text:span></text:p>
                </text:list-item>
              </text:list>
            </text:list-item>
          </text:list>
        </text:list-item>
      </text:list>
      <text:p text:style-name="P16"><text:span text:style-name="T51"/></text:p>
      <text:p text:style-name="P45"><text:soft-page-break/><text:span text:style-name="T63">Table</text:span> <text:sequence text:ref-name="refTable3" text:name="Table" text:formula="ooow:Table+1" style:num-format="1">4</text:sequence>: Car &lt;constraint&gt; attributes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 table:style-name="Tabela4.1">
            <table:table-cell table:style-name="Tabela4.A1" office:value-type="string">
              <text:p text:style-name="P68">Attribute</text:p>
            </table:table-cell>
            <table:table-cell table:style-name="Tabela4.A1" office:value-type="string">
              <text:p text:style-name="P68">Values</text:p>
            </table:table-cell>
            <table:table-cell table:style-name="Tabela4.A1" office:value-type="string">
              <text:p text:style-name="P64">Mandatory</text:p>
            </table:table-cell>
            <table:table-cell table:style-name="Tabela4.A1" office:value-type="string">
              <text:p text:style-name="P64">Defaults to when not present</text:p>
            </table:table-cell>
            <table:table-cell table:style-name="Tabela4.E1" office:value-type="string">
              <text:p text:style-name="P64">Notes</text:p>
            </table:table-cell>
          </table:table-row>
        </table:table-header-rows>
        <table:table-row table:style-name="Tabela4.1">
          <table:table-cell table:style-name="Tabela4.A2" office:value-type="string">
            <text:p text:style-name="P73">id</text:p>
          </table:table-cell>
          <table:table-cell table:style-name="Tabela4.A2" office:value-type="string">
            <text:p text:style-name="P49">‘<text:span text:style-name="T64">constraint1</text:span><text:span text:style-name="T12">’ </text:span><text:span text:style-name="T37">(string)</text:span></text:p>
          </table:table-cell>
          <table:table-cell table:style-name="Tabela4.A2" office:value-type="string">
            <text:p text:style-name="P57"><text:span text:style-name="T7">Y</text:span>es</text:p>
          </table:table-cell>
          <table:table-cell table:style-name="Tabela4.A2" office:value-type="string">
            <text:p text:style-name="P57">-</text:p>
          </table:table-cell>
          <table:table-cell table:style-name="Tabela4.E2" office:value-type="string">
            <text:p text:style-name="P16"><text:span text:style-name="T11">N</text:span><text:span text:style-name="T3">ame of the </text:span><text:span text:style-name="T64">constraint</text:span><text:span text:style-name="T3">. Each such id should be unique </text:span><text:span text:style-name="T11">in the file</text:span><text:span text:style-name="T3">. </text:span><text:span text:style-name="T64">Used internally</text:span><text:span text:style-name="T11">.</text:span></text:p>
          </table:table-cell>
        </table:table-row>
        <table:table-row table:style-name="Tabela4.1">
          <table:table-cell table:style-name="Tabela4.A2" office:value-type="string">
            <text:p text:style-name="P89">a<text:line-break/>b</text:p>
          </table:table-cell>
          <table:table-cell table:style-name="Tabela4.A2" office:value-type="string">
            <text:p text:style-name="P49"><text:span text:style-name="T65">‘body_id’ (string)</text:span></text:p>
          </table:table-cell>
          <table:table-cell table:style-name="Tabela4.A2" office:value-type="string">
            <text:p text:style-name="P89">Yes</text:p>
          </table:table-cell>
          <table:table-cell table:style-name="Tabela4.A2" office:value-type="string">
            <text:p text:style-name="P57">-</text:p>
          </table:table-cell>
          <table:table-cell table:style-name="Tabela4.E2" office:value-type="string">
            <text:p text:style-name="P35">Id of connected bodies.</text:p>
          </table:table-cell>
        </table:table-row>
        <table:table-row table:style-name="Tabela4.1">
          <table:table-cell table:style-name="Tabela4.A2" office:value-type="string">
            <text:p text:style-name="P89">type</text:p>
          </table:table-cell>
          <table:table-cell table:style-name="Tabela4.A2" office:value-type="string">
            <text:p text:style-name="P50"><text:span text:style-name="T65">One of:</text:span></text:p>
            <text:p text:style-name="P50">‘<text:span text:style-name="T66">PinJoint’,<text:line-break/>‘SlideJoint’,<text:line-break/>‘PivotJoint’,<text:line-break/></text:span><text:span text:style-name="T65">‘GrooveJoint’,</text:span><text:line-break/>‘<text:span text:style-name="T65">DampedSpring’,<text:line-break/>‘</text:span><text:span text:style-name="T66">DampedRotarySpring’,<text:line-break/>‘RotaryLimitJoint’,</text:span><text:span text:style-name="T65"><text:line-break/>‘</text:span><text:span text:style-name="T66">RatchetJoint’,<text:line-break/>‘GearJoint’,<text:line-break/>‘SimpleMotor’ (string)</text:span></text:p>
          </table:table-cell>
          <table:table-cell table:style-name="Tabela4.A2" office:value-type="string">
            <text:p text:style-name="P90">Yes</text:p>
          </table:table-cell>
          <table:table-cell table:style-name="Tabela4.A2" office:value-type="string">
            <text:p text:style-name="P57">-</text:p>
          </table:table-cell>
          <table:table-cell table:style-name="Tabela4.E2" office:value-type="string">
            <text:p text:style-name="P36">See pymunk documentation for details.</text:p>
          </table:table-cell>
        </table:table-row>
        <table:table-row table:style-name="Tabela4.1">
          <table:table-cell table:style-name="Tabela4.A2" office:value-type="string">
            <text:p text:style-name="P90">anchor_a_x,<text:line-break/>anchor_a_y</text:p>
          </table:table-cell>
          <table:table-cell table:style-name="Tabela4.A2" office:value-type="string">
            <text:p text:style-name="P49">‘<text:span text:style-name="T66">4’ (float value)</text:span></text:p>
          </table:table-cell>
          <table:table-cell table:style-name="Tabela4.A2" office:value-type="string">
            <text:p text:style-name="P90">Yes</text:p>
          </table:table-cell>
          <table:table-cell table:style-name="Tabela4.A2" office:value-type="string">
            <text:p text:style-name="P57">-</text:p>
          </table:table-cell>
          <table:table-cell table:style-name="Tabela4.E2" office:value-type="string">
            <text:p text:style-name="P17"><text:span text:style-name="T31">Applicable </text:span><text:span text:style-name="T29">to</text:span><text:span text:style-name="T31"> ‘PinJoint’, ‘SlideJoint’, ‘PivotJoint’, ‘DampedSpring’.</text:span><text:span text:style-name="T66"> </text:span><text:span text:style-name="T87">See pymunk documentation for details.</text:span></text:p>
          </table:table-cell>
        </table:table-row>
        <table:table-row table:style-name="Tabela4.1">
          <table:table-cell table:style-name="Tabela4.A2" office:value-type="string">
            <text:p text:style-name="P90">anchor_<text:span text:style-name="T67">b</text:span>_x,<text:line-break/>anchor_<text:span text:style-name="T67">b</text:span>_y</text:p>
          </table:table-cell>
          <table:table-cell table:style-name="Tabela4.A2" office:value-type="string">
            <text:p text:style-name="P49">‘<text:span text:style-name="T66">4’ (float value)</text:span></text:p>
          </table:table-cell>
          <table:table-cell table:style-name="Tabela4.A2" office:value-type="string">
            <text:p text:style-name="P90">Yes</text:p>
          </table:table-cell>
          <table:table-cell table:style-name="Tabela4.A2" office:value-type="string">
            <text:p text:style-name="P57">-</text:p>
          </table:table-cell>
          <table:table-cell table:style-name="Tabela4.E2" office:value-type="string">
            <text:p text:style-name="P37"><text:span text:style-name="T15">Applicable </text:span><text:span text:style-name="T29">to</text:span><text:span text:style-name="T15"> ‘PinJoint’, ‘SlideJoint’, ‘PivotJoint’, ‘</text:span><text:span text:style-name="T29">GrooveJoint’,</text:span><text:span text:style-name="T15"> ‘DampedSpring’.</text:span> <text:span text:style-name="T87">See pymunk documentation for details.</text:span></text:p>
          </table:table-cell>
        </table:table-row>
        <table:table-row table:style-name="Tabela4.1">
          <table:table-cell table:style-name="Tabela4.A2" office:value-type="string">
            <text:p text:style-name="P50"><text:span text:style-name="T67">groove</text:span><text:span text:style-name="T66">_a_x,<text:line-break/></text:span><text:span text:style-name="T70">g</text:span><text:span text:style-name="T67">roove</text:span><text:span text:style-name="T66">_</text:span><text:span text:style-name="T67">a</text:span><text:span text:style-name="T66">_y,</text:span></text:p>
            <text:p text:style-name="P51"><text:span text:style-name="T67">groove</text:span><text:span text:style-name="T66">_</text:span><text:span text:style-name="T68">b</text:span><text:span text:style-name="T66">_x,<text:line-break/></text:span><text:span text:style-name="T70">g</text:span><text:span text:style-name="T67">roove</text:span><text:span text:style-name="T66">_</text:span><text:span text:style-name="T68">b</text:span><text:span text:style-name="T66">_y</text:span></text:p>
          </table:table-cell>
          <table:table-cell table:style-name="Tabela4.A2" office:value-type="string">
            <text:p text:style-name="P49">‘<text:span text:style-name="T66">4’ (float value)</text:span></text:p>
          </table:table-cell>
          <table:table-cell table:style-name="Tabela4.A2" office:value-type="string">
            <text:p text:style-name="P90">Yes</text:p>
          </table:table-cell>
          <table:table-cell table:style-name="Tabela4.A2" office:value-type="string">
            <text:p text:style-name="P57">-</text:p>
          </table:table-cell>
          <table:table-cell table:style-name="Tabela4.E2" office:value-type="string">
            <text:p text:style-name="P37"><text:span text:style-name="T15">Applicable </text:span><text:span text:style-name="T29">to</text:span><text:span text:style-name="T15"> ‘</text:span><text:span text:style-name="T29">GrooveJoint’</text:span><text:span text:style-name="T15">.</text:span> <text:span text:style-name="T87">See pymunk documentation for details.</text:span></text:p>
          </table:table-cell>
        </table:table-row>
        <table:table-row table:style-name="Tabela4.1">
          <table:table-cell table:style-name="Tabela4.A2" office:value-type="string">
            <text:p text:style-name="P52"><text:span text:style-name="T69">distance</text:span></text:p>
          </table:table-cell>
          <table:table-cell table:style-name="Tabela4.A2" office:value-type="string">
            <text:p text:style-name="P49">‘<text:span text:style-name="T69">4’ (float value)</text:span></text:p>
          </table:table-cell>
          <table:table-cell table:style-name="Tabela4.A2" office:value-type="string">
            <text:p text:style-name="P91">No</text:p>
          </table:table-cell>
          <table:table-cell table:style-name="Tabela4.A2" office:value-type="string">
            <text:p text:style-name="P91">0</text:p>
          </table:table-cell>
          <table:table-cell table:style-name="Tabela4.E2" office:value-type="string">
            <text:p text:style-name="P38"><text:span text:style-name="T15">Applicable to ‘PinJoint’.</text:span> <text:span text:style-name="T87">See pymunk documentation for details.</text:span></text:p>
          </table:table-cell>
        </table:table-row>
        <table:table-row table:style-name="Tabela4.1">
          <table:table-cell table:style-name="Tabela4.A2" office:value-type="string">
            <text:p text:style-name="P52"><text:span text:style-name="T70">m</text:span><text:span text:style-name="T69">in,<text:line-break/>max</text:span></text:p>
          </table:table-cell>
          <table:table-cell table:style-name="Tabela4.A2" office:value-type="string">
            <text:p text:style-name="P49">‘<text:span text:style-name="T69">2’ (float value)</text:span></text:p>
          </table:table-cell>
          <table:table-cell table:style-name="Tabela4.A2" office:value-type="string">
            <text:p text:style-name="P91">Yes</text:p>
          </table:table-cell>
          <table:table-cell table:style-name="Tabela4.A2" office:value-type="string">
            <text:p text:style-name="P91">-</text:p>
          </table:table-cell>
          <table:table-cell table:style-name="Tabela4.E2" office:value-type="string">
            <text:p text:style-name="P38"><text:span text:style-name="T15">Applicable to ‘SlideJoint’, ‘RotaryLimitJoint’.</text:span> <text:span text:style-name="T87">See pymunk documentation for details.</text:span></text:p>
          </table:table-cell>
        </table:table-row>
        <text:soft-page-break/>
        <table:table-row table:style-name="Tabela4.1">
          <table:table-cell table:style-name="Tabela4.A2" office:value-type="string">
            <text:p text:style-name="P52"><text:span text:style-name="T70">stiffness,<text:line-break/>damping</text:span></text:p>
          </table:table-cell>
          <table:table-cell table:style-name="Tabela4.A2" office:value-type="string">
            <text:p text:style-name="P49">‘<text:span text:style-name="T70">3’ (float value)</text:span></text:p>
          </table:table-cell>
          <table:table-cell table:style-name="Tabela4.A2" office:value-type="string">
            <text:p text:style-name="P92">Yes</text:p>
          </table:table-cell>
          <table:table-cell table:style-name="Tabela4.A2" office:value-type="string">
            <text:p text:style-name="P91">-</text:p>
          </table:table-cell>
          <table:table-cell table:style-name="Tabela4.E2" office:value-type="string">
            <text:p text:style-name="P40"><text:span text:style-name="T15">Applicable to ‘DampedSpring’, ‘DampedRotarySpring’.</text:span> <text:span text:style-name="T87">See pymunk documentation for details.</text:span></text:p>
          </table:table-cell>
        </table:table-row>
        <table:table-row table:style-name="Tabela4.1">
          <table:table-cell table:style-name="Tabela4.A2" office:value-type="string">
            <text:p text:style-name="P52"><text:span text:style-name="T70">rest_length</text:span></text:p>
          </table:table-cell>
          <table:table-cell table:style-name="Tabela4.A2" office:value-type="string">
            <text:p text:style-name="P49">‘<text:span text:style-name="T70">6’ (float value)</text:span></text:p>
          </table:table-cell>
          <table:table-cell table:style-name="Tabela4.A2" office:value-type="string">
            <text:p text:style-name="P92">Yes</text:p>
          </table:table-cell>
          <table:table-cell table:style-name="Tabela4.A2" office:value-type="string">
            <text:p text:style-name="P91">-</text:p>
          </table:table-cell>
          <table:table-cell table:style-name="Tabela4.E2" office:value-type="string">
            <text:p text:style-name="P40"><text:span text:style-name="T15">Applicable to ‘DampedSpring’.</text:span> <text:span text:style-name="T87">See pymunk documentation for details.</text:span></text:p>
          </table:table-cell>
        </table:table-row>
        <table:table-row table:style-name="Tabela4.1">
          <table:table-cell table:style-name="Tabela4.A2" office:value-type="string">
            <text:p text:style-name="P52"><text:span text:style-name="T70">rest_angle</text:span></text:p>
          </table:table-cell>
          <table:table-cell table:style-name="Tabela4.A2" office:value-type="string">
            <text:p text:style-name="P49">‘<text:span text:style-name="T70">0.12’ (float value)</text:span></text:p>
          </table:table-cell>
          <table:table-cell table:style-name="Tabela4.A2" office:value-type="string">
            <text:p text:style-name="P92">Yes</text:p>
          </table:table-cell>
          <table:table-cell table:style-name="Tabela4.A2" office:value-type="string">
            <text:p text:style-name="P91">-</text:p>
          </table:table-cell>
          <table:table-cell table:style-name="Tabela4.E2" office:value-type="string">
            <text:p text:style-name="P18"><text:span text:style-name="T30">Applicable to ‘DampedRotarySpring’.</text:span><text:span text:style-name="T70"> </text:span><text:span text:style-name="T87">See pymunk documentation for details.</text:span></text:p>
          </table:table-cell>
        </table:table-row>
        <table:table-row table:style-name="Tabela4.1">
          <table:table-cell table:style-name="Tabela4.A2" office:value-type="string">
            <text:p text:style-name="P52"><text:span text:style-name="T70">ratchet,<text:line-break/>angle</text:span></text:p>
          </table:table-cell>
          <table:table-cell table:style-name="Tabela4.A2" office:value-type="string">
            <text:p text:style-name="P49">‘<text:span text:style-name="T70">1’ (float value)</text:span></text:p>
          </table:table-cell>
          <table:table-cell table:style-name="Tabela4.A2" office:value-type="string">
            <text:p text:style-name="P92">Yes</text:p>
          </table:table-cell>
          <table:table-cell table:style-name="Tabela4.A2" office:value-type="string">
            <text:p text:style-name="P91">-</text:p>
          </table:table-cell>
          <table:table-cell table:style-name="Tabela4.E2" office:value-type="string">
            <text:p text:style-name="P39"><text:span text:style-name="T15">Applicable to ‘RatchetJoint’.</text:span> See pymunk documentation.</text:p>
          </table:table-cell>
        </table:table-row>
        <table:table-row table:style-name="Tabela4.1">
          <table:table-cell table:style-name="Tabela4.A2" office:value-type="string">
            <text:p text:style-name="P52"><text:span text:style-name="T70">phase</text:span></text:p>
          </table:table-cell>
          <table:table-cell table:style-name="Tabela4.A2" office:value-type="string">
            <text:p text:style-name="P49">‘<text:span text:style-name="T70">1’ (float value)</text:span></text:p>
          </table:table-cell>
          <table:table-cell table:style-name="Tabela4.A2" office:value-type="string">
            <text:p text:style-name="P92">Yes</text:p>
          </table:table-cell>
          <table:table-cell table:style-name="Tabela4.A2" office:value-type="string">
            <text:p text:style-name="P91">-</text:p>
          </table:table-cell>
          <table:table-cell table:style-name="Tabela4.E2" office:value-type="string">
            <text:p text:style-name="P40"><text:span text:style-name="T15">Applicable to ‘RatchetJoint’, ‘GearJoint’.</text:span> <text:span text:style-name="T87">See pymunk documentation for details.</text:span></text:p>
          </table:table-cell>
        </table:table-row>
        <table:table-row table:style-name="Tabela4.1">
          <table:table-cell table:style-name="Tabela4.A2" office:value-type="string">
            <text:p text:style-name="P52"><text:span text:style-name="T70">ratio</text:span></text:p>
          </table:table-cell>
          <table:table-cell table:style-name="Tabela4.A2" office:value-type="string">
            <text:p text:style-name="P49">‘<text:span text:style-name="T70">1’ (float value)</text:span></text:p>
          </table:table-cell>
          <table:table-cell table:style-name="Tabela4.A2" office:value-type="string">
            <text:p text:style-name="P92">Yes</text:p>
          </table:table-cell>
          <table:table-cell table:style-name="Tabela4.A2" office:value-type="string">
            <text:p text:style-name="P91">-</text:p>
          </table:table-cell>
          <table:table-cell table:style-name="Tabela4.E2" office:value-type="string">
            <text:p text:style-name="P40"><text:span text:style-name="T15">Applicable to ‘GearJoint’.</text:span> <text:span text:style-name="T87">See pymunk documentation for details.</text:span></text:p>
          </table:table-cell>
        </table:table-row>
        <table:table-row table:style-name="Tabela4.1">
          <table:table-cell table:style-name="Tabela4.A2" office:value-type="string">
            <text:p text:style-name="P92">rate</text:p>
          </table:table-cell>
          <table:table-cell table:style-name="Tabela4.A2" office:value-type="string">
            <text:p text:style-name="P49">‘<text:span text:style-name="T70">2’ (float value)</text:span></text:p>
          </table:table-cell>
          <table:table-cell table:style-name="Tabela4.A2" office:value-type="string">
            <text:p text:style-name="P92">Yes</text:p>
          </table:table-cell>
          <table:table-cell table:style-name="Tabela4.A2" office:value-type="string">
            <text:p text:style-name="P91">-</text:p>
          </table:table-cell>
          <table:table-cell table:style-name="Tabela4.E2" office:value-type="string">
            <text:p text:style-name="P40"><text:span text:style-name="T15">Applicable to ‘SimpleMotor’.</text:span> <text:span text:style-name="T87">See pymunk documentation for details.</text:span></text:p>
          </table:table-cell>
        </table:table-row>
        <table:table-row table:style-name="Tabela4.1">
          <table:table-cell table:style-name="Tabela4.A2" office:value-type="string">
            <text:p text:style-name="P95">collide_bodies</text:p>
          </table:table-cell>
          <table:table-cell table:style-name="Tabela4.A2" office:value-type="string">
            <text:p text:style-name="P49">‘<text:span text:style-name="T85">0’ or ‘1’ (integer value)</text:span></text:p>
          </table:table-cell>
          <table:table-cell table:style-name="Tabela4.A2" office:value-type="string">
            <text:p text:style-name="P95">No</text:p>
          </table:table-cell>
          <table:table-cell table:style-name="Tabela4.A2" office:value-type="string">
            <text:p text:style-name="P95">0</text:p>
          </table:table-cell>
          <table:table-cell table:style-name="Tabela4.E2" office:value-type="string">
            <text:p text:style-name="P41">If set to 1, bodies connected with this constraint can collide with each other.</text:p>
          </table:table-cell>
        </table:table-row>
        <table:table-row table:style-name="Tabela4.1">
          <table:table-cell table:style-name="Tabela4.A2" office:value-type="string">
            <text:p text:style-name="P95">max_bias,<text:line-break/>max_force</text:p>
          </table:table-cell>
          <table:table-cell table:style-name="Tabela4.A2" office:value-type="string">
            <text:p text:style-name="P49">‘<text:span text:style-name="T85">0.001’ or ‘inf’ </text:span><text:span text:style-name="T91">(float value or string)</text:span></text:p>
          </table:table-cell>
          <table:table-cell table:style-name="Tabela4.A2" office:value-type="string">
            <text:p text:style-name="P96">No</text:p>
          </table:table-cell>
          <table:table-cell table:style-name="Tabela4.A2" office:value-type="string">
            <text:p text:style-name="P96">Default pymunk values</text:p>
          </table:table-cell>
          <table:table-cell table:style-name="Tabela4.E2" office:value-type="string">
            <text:p text:style-name="P42"><text:span text:style-name="T87">See pymunk documentation for details.</text:span></text:p>
          </table:table-cell>
        </table:table-row>
        <table:table-row table:style-name="Tabela4.1">
          <table:table-cell table:style-name="Tabela4.A2" office:value-type="string">
            <text:p text:style-name="P96">error_bias</text:p>
          </table:table-cell>
          <table:table-cell table:style-name="Tabela4.A2" office:value-type="string">
            <text:p text:style-name="P49">‘<text:span text:style-name="T86">0.001’ </text:span><text:span text:style-name="T91">(float value)</text:span></text:p>
          </table:table-cell>
          <table:table-cell table:style-name="Tabela4.A2" office:value-type="string">
            <text:p text:style-name="P96">No</text:p>
          </table:table-cell>
          <table:table-cell table:style-name="Tabela4.A2" office:value-type="string">
            <text:p text:style-name="P96">Default pymunk values</text:p>
          </table:table-cell>
          <table:table-cell table:style-name="Tabela4.E2" office:value-type="string">
            <text:p text:style-name="P42"><text:span text:style-name="T87">See pymunk documentation for details.</text:span></text:p>
          </table:table-cell>
        </table:table-row>
      </table:table>
      <text:p text:style-name="P16"/>
      <text:p text:style-name="P44"><text:span text:style-name="T63">Table</text:span> <text:sequence text:ref-name="refTable4" text:name="Table" text:formula="ooow:Table+1" style:num-format="1">5</text:sequence>: <text:span text:style-name="T89">Car </text:span>&lt;constraint&gt; examples</text:p>
      <table:table table:name="Tabela5" table:style-name="Tabela5">
        <table:table-column table:style-name="Tabela5.A"/>
        <table:table-column table:style-name="Tabela5.B"/>
        <table:table-header-rows>
          <table:table-row table:style-name="Tabela5.1">
            <table:table-cell table:style-name="Tabela5.A1" office:value-type="string">
              <text:p text:style-name="P69">Constraint</text:p>
            </table:table-cell>
            <table:table-cell table:style-name="Tabela5.B1" office:value-type="string">
              <text:p text:style-name="P69">Example</text:p>
            </table:table-cell>
          </table:table-row>
        </table:table-header-rows>
        <table:table-row table:style-name="Tabela5.1">
          <table:table-cell table:style-name="Tabela5.A2" office:value-type="string">
            <text:p text:style-name="P46">‘<text:span text:style-name="T71">PinJoint’</text:span></text:p>
          </table:table-cell>
          <table:table-cell table:style-name="Tabela5.B2" office:value-type="string">
            <text:p text:style-name="P100"><text:span text:style-name="T72">&lt;constraint id="lwDS" a="head" b="lw" type="</text:span><text:span text:style-name="T73">PinJoint</text:span><text:span text:style-name="T72">" anchor_a_x="-64.0" anchor_a_y="0.0" anchor_b_x="0.0" anchor_b_y="0.0" </text:span><text:span text:style-name="T73">distance</text:span><text:span text:style-name="T72">="0.0" /&gt;</text:span></text:p>
          </table:table-cell>
        </table:table-row>
        <table:table-row table:style-name="Tabela5.1">
          <table:table-cell table:style-name="Tabela5.A2" office:value-type="string">
            <text:p text:style-name="P46">‘<text:span text:style-name="T71">SlideJoint’</text:span></text:p>
          </table:table-cell>
          <table:table-cell table:style-name="Tabela5.B2" office:value-type="string">
            <text:p text:style-name="P100"><text:span text:style-name="T72">&lt;constraint id="lwDS" a="head" b="lw" type="</text:span><text:span text:style-name="T73">SlideJoint</text:span><text:span text:style-name="T72">" anchor_a_x="-64.0" anchor_a_y="0.0" anchor_b_x="0.0" anchor_b_y="0.0" </text:span><text:span text:style-name="T73">min</text:span><text:span text:style-name="T72">="0.0" </text:span><text:span text:style-name="T73">max=”10.0”</text:span><text:span text:style-name="T72"> /&gt;</text:span></text:p>
          </table:table-cell>
        </table:table-row>
        <text:soft-page-break/>
        <table:table-row table:style-name="Tabela5.1">
          <table:table-cell table:style-name="Tabela5.A2" office:value-type="string">
            <text:p text:style-name="P46">‘<text:span text:style-name="T71">PivotJoint’</text:span></text:p>
          </table:table-cell>
          <table:table-cell table:style-name="Tabela5.B2" office:value-type="string">
            <text:p text:style-name="P100"><text:span text:style-name="T72">&lt;constraint id="lwDS" a="head" b="lw" type="</text:span><text:span text:style-name="T73">PinJoint</text:span><text:span text:style-name="T72">" anchor_a_x="-64.0" anchor_a_y="0.0" anchor_b_x="0.0" anchor_b_y="0.0" /&gt;</text:span></text:p>
          </table:table-cell>
        </table:table-row>
        <table:table-row table:style-name="Tabela5.1">
          <table:table-cell table:style-name="Tabela5.A2" office:value-type="string">
            <text:p text:style-name="P93">‘GrooveJoint’</text:p>
          </table:table-cell>
          <table:table-cell table:style-name="Tabela5.B2" office:value-type="string">
            <text:p text:style-name="P94">&lt;constraint id="lwGJ" a="head" b="lw" type="GrooveJoint" groove_a_x="-64.0" groove_a_y="-30.0" groove_b_x="-64.0" groove_b_y="-60.0" anchor_b_x="0.0" anchor_b_y="0.0" /&gt;</text:p>
          </table:table-cell>
        </table:table-row>
        <table:table-row table:style-name="Tabela5.1">
          <table:table-cell table:style-name="Tabela5.A2" office:value-type="string">
            <text:p text:style-name="P93">‘DampedSpring’</text:p>
          </table:table-cell>
          <table:table-cell table:style-name="Tabela5.B2" office:value-type="string">
            <text:p text:style-name="P94">&lt;constraint id="lwDS" a="head" b="lw" type="DampedSpring" anchor_a_x="-64.0" anchor_a_y="0.0" anchor_b_x="0.0" anchor_b_y="0.0" rest_length="50.0" stiffness="20.0" damping="10.0" /&gt;</text:p>
          </table:table-cell>
        </table:table-row>
        <table:table-row table:style-name="Tabela5.1">
          <table:table-cell table:style-name="Tabela5.A2" office:value-type="string">
            <text:p text:style-name="P93">‘DampedRotarySpring’</text:p>
          </table:table-cell>
          <table:table-cell table:style-name="Tabela5.B2" office:value-type="string">
            <text:p text:style-name="P100"><text:span text:style-name="T72">&lt;constraint id="lwDS" a="head" b="lw" type="Damped</text:span><text:span text:style-name="T73">Rotary</text:span><text:span text:style-name="T72">Spring" rest_</text:span><text:span text:style-name="T73">angle</text:span><text:span text:style-name="T72">="0.</text:span><text:span text:style-name="T73">1</text:span><text:span text:style-name="T72">" stiffness="20.0" damping="10.0" /&gt;</text:span></text:p>
          </table:table-cell>
        </table:table-row>
        <table:table-row table:style-name="Tabela5.1">
          <table:table-cell table:style-name="Tabela5.A2" office:value-type="string">
            <text:p text:style-name="P93">‘RotaryLimitJoint’</text:p>
          </table:table-cell>
          <table:table-cell table:style-name="Tabela5.B2" office:value-type="string">
            <text:p text:style-name="P99"><text:span text:style-name="T72">&lt;constraint id="lwDS" a="head" b="lw" type="</text:span><text:span text:style-name="T75">RotaryLimitJoint</text:span><text:span text:style-name="T72">" </text:span><text:span text:style-name="T74">min</text:span><text:span text:style-name="T72">="0.</text:span><text:span text:style-name="T73">1</text:span><text:span text:style-name="T72">" </text:span><text:span text:style-name="T74">max</text:span><text:span text:style-name="T72">="</text:span><text:span text:style-name="T74">0.</text:span><text:span text:style-name="T72">2" /&gt;</text:span></text:p>
          </table:table-cell>
        </table:table-row>
        <table:table-row table:style-name="Tabela5.1">
          <table:table-cell table:style-name="Tabela5.A2" office:value-type="string">
            <text:p text:style-name="P93">‘RatchetJoint’</text:p>
          </table:table-cell>
          <table:table-cell table:style-name="Tabela5.B2" office:value-type="string">
            <text:p text:style-name="P97"><text:span text:style-name="T72">&lt;constraint id="lwDS" a="head" b="lw" type="</text:span><text:span text:style-name="T75">RatchetJoint</text:span><text:span text:style-name="T72">" </text:span><text:span text:style-name="T75">phase</text:span><text:span text:style-name="T72">="0.</text:span><text:span text:style-name="T73">1</text:span><text:span text:style-name="T72">" </text:span><text:span text:style-name="T75">ratchet</text:span><text:span text:style-name="T72">="20.0" </text:span><text:span text:style-name="T75">angle</text:span><text:span text:style-name="T72">="10.0" /&gt;</text:span></text:p>
          </table:table-cell>
        </table:table-row>
        <table:table-row table:style-name="Tabela5.1">
          <table:table-cell table:style-name="Tabela5.A2" office:value-type="string">
            <text:p text:style-name="P93">‘GearJoint’</text:p>
          </table:table-cell>
          <table:table-cell table:style-name="Tabela5.B2" office:value-type="string">
            <text:p text:style-name="P97"><text:span text:style-name="T72">&lt;constraint id="lwDS" a="head" b="lw" type="</text:span><text:span text:style-name="T75">GearJoint</text:span><text:span text:style-name="T72">" </text:span><text:span text:style-name="T75">phase</text:span><text:span text:style-name="T72">="0.</text:span><text:span text:style-name="T73">1</text:span><text:span text:style-name="T72">" </text:span><text:span text:style-name="T75">ratio</text:span><text:span text:style-name="T72">="2.0" /&gt;</text:span></text:p>
          </table:table-cell>
        </table:table-row>
        <table:table-row table:style-name="Tabela5.1">
          <table:table-cell table:style-name="Tabela5.A2" office:value-type="string">
            <text:p text:style-name="P93">‘SimpleMotor’</text:p>
          </table:table-cell>
          <table:table-cell table:style-name="Tabela5.B2" office:value-type="string">
            <text:p text:style-name="P98"><text:span text:style-name="T72">&lt;constraint id="lwDS" a="head" b="lw" type="</text:span><text:span text:style-name="T76">SimpleMotor</text:span><text:span text:style-name="T72">" </text:span><text:span text:style-name="T75">rat</text:span><text:span text:style-name="T76">e</text:span><text:span text:style-name="T72">="2.0" /&gt;</text:span></text:p>
          </table:table-cell>
        </table:table-row>
      </table:table>
      <text:list xml:id="list21261723183096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0"><text:span text:style-name="T1"><text:line-break/>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8"><text:toc-mark-start text:id="IMark2160978219976" text:outline-level="1"/><text:span text:style-name="T1">Level </text:span><text:span text:style-name="T88">specification</text:span><text:toc-mark-end text:id="IMark2160978219976"/></text:p>
          <text:list>
            <text:list-header>
              <text:p text:style-name="P28"><text:span text:style-name="T57">T</text:span><text:span text:style-name="T58">ODO</text:span></text:p>
            </text:list-header>
          </text:list>
        </text:list-item>
        <text:list-item>
          <text:p text:style-name="P27"><text:toc-mark-start text:id="IMark2160978219592" text:outline-level="1"/>Enemy specification<text:toc-mark-end text:id="IMark2160978219592"/></text:p>
          <text:list>
            <text:list-header>
              <text:p text:style-name="P43">TODO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Signature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Table" style:family="paragraph" style:parent-style-name="Signature" style:class="extra"/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5T23:35:36.451000000</meta:creation-date>
    <dc:date>2020-12-26T21:26:15.589000000</dc:date>
    <meta:editing-duration>PT8H10M32S</meta:editing-duration>
    <meta:editing-cycles>77</meta:editing-cycles>
    <meta:generator>LibreOffice/7.0.3.1$Windows_X86_64 LibreOffice_project/d7547858d014d4cf69878db179d326fc3483e082</meta:generator>
    <meta:document-statistic meta:table-count="5" meta:image-count="0" meta:object-count="0" meta:page-count="8" meta:paragraph-count="330" meta:word-count="1490" meta:character-count="9892" meta:non-whitespace-character-count="8710"/>
  </office:meta>
</office:document-meta>
</file>